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4.36mm"/>
    </style:style>
    <style:style style:name="co3" style:family="table-column">
      <style:table-column-properties fo:break-before="auto" style:column-width="22.28mm"/>
    </style:style>
    <style:style style:name="co4" style:family="table-column">
      <style:table-column-properties fo:break-before="auto" style:column-width="91.85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14.85mm"/>
    </style:style>
    <style:style style:name="co11" style:family="table-column">
      <style:table-column-properties fo:break-before="auto" style:column-width="19.56mm"/>
    </style:style>
    <style:style style:name="co12" style:family="table-column">
      <style:table-column-properties fo:break-before="auto" style:column-width="67.84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37.89mm"/>
    </style:style>
    <style:style style:name="co15" style:family="table-column">
      <style:table-column-properties fo:break-before="auto" style:column-width="110.67mm"/>
    </style:style>
    <style:style style:name="co16" style:family="table-column">
      <style:table-column-properties fo:break-before="auto" style:column-width="178.01mm"/>
    </style:style>
    <style:style style:name="ro1" style:family="table-row">
      <style:table-row-properties style:row-height="25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21.55mm" fo:break-before="auto" style:use-optimal-row-height="true"/>
    </style:style>
    <style:style style:name="ro5" style:family="table-row">
      <style:table-row-properties style:row-height="25.7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71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.71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text-position="super"/>
    </style:style>
  </office:automatic-styles>
  <office:body>
    <office:spreadsheet>
      <table:calculation-settings table:automatic-find-labels="false" table:use-regular-expressions="false"/>
      <table:table table:name="Ins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Field that will use the value in next colum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Insn_Category</text:p>
          </table:table-cell>
          <table:table-cell table:style-name="ce1" office:value-type="string" calcext:value-type="string">
            <text:p>Format Index</text:p>
          </table:table-cell>
          <table:table-cell table:style-name="ce1" office:value-type="string" calcext:value-type="string">
            <text:p>Processing Status</text:p>
          </table:table-cell>
          <table:table-cell table:style-name="ce1" office:value-type="string" calcext:value-type="string">
            <text:p>Privilege</text:p>
            <text:p>(0 – no, 1 – yes, 2 – if ref’d ASR is privileged)</text:p>
          </table:table-cell>
          <table:table-cell table:style-name="ce6" office:value-type="string" calcext:value-type="string">
            <text:p>ISA Origi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Format type</text:p>
          </table:table-cell>
          <table:table-cell table:style-name="ce7" office:value-type="string" calcext:value-type="string">
            <text:p>Format Value</text:p>
          </table:table-cell>
          <table:table-cell table:style-name="ce7" office:value-type="string" calcext:value-type="string">
            <text:p>Other field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Operation</text:p>
          </table:table-cell>
          <table:table-cell table:style-name="ce10" office:value-type="string" calcext:value-type="string">
            <text:p>Sparc V8 Manual main description page</text:p>
          </table:table-cell>
          <table:table-cell table:style-name="ce10" office:value-type="string" calcext:value-type="string">
            <text:p>Sparc V8 Manual main description Chapter reference</text:p>
          </table:table-cell>
          <table:table-cell table:style-name="ce7" office:value-type="string" calcext:value-type="string">
            <text:p>Insn Category</text:p>
          </table:table-cell>
          <table:table-cell table:style-name="ce7" office:value-type="string" calcext:value-type="string">
            <text:p>Insn Category Index</text:p>
          </table:table-cell>
          <table:table-cell table:style-name="ce7" office:value-type="string" calcext:value-type="string">
            <text:p>Format Index</text:p>
          </table:table-cell>
          <table:table-cell table:style-name="ce13" office:value-type="string" calcext:value-type="string">
            <text:p>Processing Status</text:p>
          </table:table-cell>
          <table:table-cell table:style-name="ce13" office:value-type="string" calcext:value-type="string">
            <text:p>Privilege</text:p>
          </table:table-cell>
          <table:table-cell table:style-name="ce7" office:value-type="string" calcext:value-type="string">
            <text:p>Notes</text:p>
          </table:table-cell>
          <table:table-cell table:style-name="ce10" office:value-type="string" calcext:value-type="string">
            <text:p>Register Type, if any</text:p>
          </table:table-cell>
          <table:table-cell table:style-name="ce7" office:value-type="string" calcext:value-type="string">
            <text:p>ASM Rator Syntax</text:p>
          </table:table-cell>
          <table:table-cell table:style-name="ce7" office:value-type="string" calcext:value-type="string">
            <text:p>Num Args</text:p>
          </table:table-cell>
          <table:table-cell table:style-name="ce18" office:value-type="string" calcext:value-type="string">
            <text:p>ASM Arg 1</text:p>
          </table:table-cell>
          <table:table-cell table:style-name="ce18" office:value-type="string" calcext:value-type="string">
            <text:p>ASM Arg 2</text:p>
          </table:table-cell>
          <table:table-cell table:style-name="ce18" office:value-type="string" calcext:value-type="string">
            <text:p>ASM Arg 3</text:p>
          </table:table-cell>
          <table:table-cell table:style-name="ce18" office:value-type="string" calcext:value-type="string">
            <text:p>ASM Arg 4</text:p>
          </table:table-cell>
          <table:table-cell table:style-name="ce18" office:value-type="string" calcext:value-type="string">
            <text:p>END</text:p>
          </table:table-cell>
          <table:table-cell table:style-name="ce6" table:number-columns-repeated="993"/>
        </table:table-row>
        <table:table-row table:style-name="ro2">
          <table:table-cell office:value-type="string" calcext:value-type="string">
            <text:p>LDS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" calcext:value-type="float">
            <text:p>001001</text:p>
          </table:table-cell>
          <table:table-cell office:value-type="string" calcext:value-type="string">
            <text:p>Load 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" calcext:value-type="float">
            <text:p>001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2])" office:value-type="string" office:string-value="ldsb" calcext:value-type="string">
            <text:p>lds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SH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office:value-type="string" calcext:value-type="string">
            <text:p>Load 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3])" office:value-type="string" office:string-value="ldsh" calcext:value-type="string">
            <text:p>lds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U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])" office:value-type="string" office:string-value="ldub" calcext:value-type="string">
            <text:p>ld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UH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office:value-type="string" calcext:value-type="string">
            <text:p>Load Unsigned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])" office:value-type="string" office:string-value="lduh" calcext:value-type="string">
            <text:p>ldu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])" office:value-type="string" office:string-value="ld" calcext:value-type="string">
            <text:p>l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])" office:value-type="string" office:string-value="ldd" calcext:value-type="string">
            <text:p>ld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SB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1" calcext:value-type="float">
            <text:p>011001</text:p>
          </table:table-cell>
          <table:table-cell office:value-type="string" calcext:value-type="string">
            <text:p>Load 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B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1" calcext:value-type="float">
            <text:p>011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8])" office:value-type="string" office:string-value="ldsba" calcext:value-type="string">
            <text:p>ldsb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SH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office:value-type="string" calcext:value-type="string">
            <text:p>Load 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H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9])" office:value-type="string" office:string-value="ldsha" calcext:value-type="string">
            <text:p>ldsh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UB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office:value-type="string" calcext:value-type="string">
            <text:p>Load Unsigned Byte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B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10])" office:value-type="string" office:string-value="lduba" calcext:value-type="string">
            <text:p>ldub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UH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office:value-type="string" calcext:value-type="string">
            <text:p>Load Unsigned Half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H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11])" office:value-type="string" office:string-value="lduha" calcext:value-type="string">
            <text:p>lduh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office:value-type="string" calcext:value-type="string">
            <text:p>Load 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12])" office:value-type="string" office:string-value="lda" calcext:value-type="string">
            <text:p>ld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D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office:value-type="string" calcext:value-type="string">
            <text:p>Load Doubleword from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1.1|B1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si</text:p>
          </table:table-cell>
          <table:table-cell table:style-name="ce11" office:value-type="string" calcext:value-type="string">
            <text:p>rrrn</text:p>
          </table:table-cell>
          <table:table-cell table:style-name="ce16" table:formula="of:=LOWER([.J13])" office:value-type="string" office:string-value="ldda" calcext:value-type="string">
            <text:p>ldda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F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office:value-type="string" calcext:value-type="string">
            <text:p>Load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f</text:p>
          </table:table-cell>
          <table:table-cell table:style-name="ce16" office:value-type="string" calcext:value-type="string">
            <text:p>l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DF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office:value-type="string" calcext:value-type="string">
            <text:p>Load Double Floating-point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f</text:p>
          </table:table-cell>
          <table:table-cell table:style-name="ce16" office:value-type="string" calcext:value-type="string">
            <text:p>ld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F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office:value-type="string" calcext:value-type="string">
            <text:p>Load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2.1|B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F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f</text:p>
          </table:table-cell>
          <table:table-cell table:style-name="ce16" office:value-type="string" calcext:value-type="string">
            <text:p>ldf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office:value-type="string" calcext:value-type="string">
            <text:p>Load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c</text:p>
          </table:table-cell>
          <table:table-cell table:style-name="ce16" office:value-type="string" calcext:value-type="string">
            <text:p>l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D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office:value-type="string" calcext:value-type="string">
            <text:p>Load Double Coprocessor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c</text:p>
          </table:table-cell>
          <table:table-cell table:style-name="ce16" office:value-type="string" calcext:value-type="string">
            <text:p>ld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CSR 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office:value-type="string" calcext:value-type="string">
            <text:p>Load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3.1|B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CSR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c</text:p>
          </table:table-cell>
          <table:table-cell table:style-name="ce16" office:value-type="string" calcext:value-type="string">
            <text:p>ldc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20])" office:value-type="string" office:string-value="stb" calcext:value-type="string">
            <text:p>st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H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21])" office:value-type="string" office:string-value="sth" calcext:value-type="string">
            <text:p>st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22])" office:value-type="string" office:string-value="st" calcext:value-type="string">
            <text:p>st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23])" office:value-type="string" office:string-value="std" calcext:value-type="string">
            <text:p>st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B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office:value-type="string" calcext:value-type="string">
            <text:p>Store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B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4])" office:value-type="string" office:string-value="stba" calcext:value-type="string">
            <text:p>stba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H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office:value-type="string" calcext:value-type="string">
            <text:p>Store Half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H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5])" office:value-type="string" office:string-value="stha" calcext:value-type="string">
            <text:p>stha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A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office:value-type="string" calcext:value-type="string">
            <text:p>Store 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6])" office:value-type="string" office:string-value="sta" calcext:value-type="string">
            <text:p>sta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A† 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office:value-type="string" calcext:value-type="string">
            <text:p>Store Doubleword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4.1|B4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A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7])" office:value-type="string" office:string-value="stda " calcext:value-type="string">
            <text:p>stda 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F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office:value-type="string" calcext:value-type="string">
            <text:p>Stor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rr</text:p>
          </table:table-cell>
          <table:table-cell table:style-name="ce16" table:formula="of:=LOWER([.J28])" office:value-type="string" office:string-value="stf" calcext:value-type="string">
            <text:p>st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F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office:value-type="string" calcext:value-type="string">
            <text:p>Store Double Floating-point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rr</text:p>
          </table:table-cell>
          <table:table-cell table:style-name="ce16" table:formula="of:=LOWER([.J29])" office:value-type="string" office:string-value="stdf" calcext:value-type="string">
            <text:p>st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F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office:value-type="string" calcext:value-type="string">
            <text:p>Store Floating-point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F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rr</text:p>
          </table:table-cell>
          <table:table-cell table:style-name="ce16" table:formula="of:=LOWER([.J30])" office:value-type="string" office:string-value="stfsr" calcext:value-type="string">
            <text:p>stf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FQ† 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office:value-type="string" calcext:value-type="string">
            <text:p>Store Double Floating-point deferred-trap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5.1|B5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FQ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frr</text:p>
          </table:table-cell>
          <table:table-cell table:style-name="ce16" table:formula="of:=LOWER([.J31])" office:value-type="string" office:string-value="stdfq " calcext:value-type="string">
            <text:p>stdfq 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office:value-type="string" calcext:value-type="string">
            <text:p>Stor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crr</text:p>
          </table:table-cell>
          <table:table-cell table:style-name="ce16" table:formula="of:=LOWER([.J32])" office:value-type="string" office:string-value="stc" calcext:value-type="string">
            <text:p>st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11" calcext:value-type="float">
            <text:p>110111</text:p>
          </table:table-cell>
          <table:table-cell office:value-type="string" calcext:value-type="string">
            <text:p>Store Double Coprocesso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1" calcext:value-type="float">
            <text:p>11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crr</text:p>
          </table:table-cell>
          <table:table-cell table:style-name="ce16" table:formula="of:=LOWER([.J33])" office:value-type="string" office:string-value="stdc" calcext:value-type="string">
            <text:p>st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CS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office:value-type="string" calcext:value-type="string">
            <text:p>Store Coprocessor State Register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C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crr</text:p>
          </table:table-cell>
          <table:table-cell table:style-name="ce16" table:formula="of:=LOWER([.J34])" office:value-type="string" office:string-value="stcsr" calcext:value-type="string">
            <text:p>stc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DCQ†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10" calcext:value-type="float">
            <text:p>110110</text:p>
          </table:table-cell>
          <table:table-cell office:value-type="string" calcext:value-type="string">
            <text:p>Store Double Coprocessor Queu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6.1|B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CQ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0" calcext:value-type="float">
            <text:p>11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crr</text:p>
          </table:table-cell>
          <table:table-cell table:style-name="ce16" table:formula="of:=LOWER([.J35])" office:value-type="string" office:string-value="stdcq" calcext:value-type="string">
            <text:p>stdc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STU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" calcext:value-type="float">
            <text:p>001101</text:p>
          </table:table-cell>
          <table:table-cell office:value-type="string" calcext:value-type="string">
            <text:p>Atomic Load-Store Unsigned Byt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T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" calcext:value-type="float">
            <text:p>001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B7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36])" office:value-type="string" office:string-value="ldstub" calcext:value-type="string">
            <text:p>ldst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LDSTUBA† 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1" calcext:value-type="float">
            <text:p>011101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7.1|B7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TUBA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1" calcext:value-type="float">
            <text:p>011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B7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n</text:p>
          </table:table-cell>
          <table:table-cell table:style-name="ce16" table:formula="of:=LOWER([.J37])" office:value-type="string" office:string-value="ldstuba " calcext:value-type="string">
            <text:p>ldstuba 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WAP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office:value-type="string" calcext:value-type="string">
            <text:p>SWAP register with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WAP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B8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38])" office:value-type="string" office:string-value="swap" calcext:value-type="string">
            <text:p>swap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WAPA† 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office:value-type="string" calcext:value-type="string">
            <text:p>SWAP register with Alternate space memory</text:p>
          </table:table-cell>
          <table:table-cell office:value-type="string" calcext:value-type="string">
            <text:p>Load/Store</text:p>
          </table:table-cell>
          <table:table-cell office:value-type="string" calcext:value-type="string">
            <text:p>B8.1|B8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WAPA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B8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n</text:p>
          </table:table-cell>
          <table:table-cell table:style-name="ce16" table:formula="of:=LOWER([.J39])" office:value-type="string" office:string-value="swapa " calcext:value-type="string">
            <text:p>swapa 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ETHI</text:p>
          </table:table-cell>
          <table:table-cell table:number-columns-repeated="2"/>
          <table:table-cell office:value-type="string" calcext:value-type="string">
            <text:p>Set High-Order 22 bits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9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ETHI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office:value-type="string" calcext:value-type="string">
            <text:p>Set High-Order 22 bits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string" calcext:value-type="string">
            <text:p>B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2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table:style-name="ce11" office:value-type="string" calcext:value-type="string">
            <text:p>nr</text:p>
          </table:table-cell>
          <table:table-cell table:style-name="ce16" table:formula="of:=LOWER([.J40])" office:value-type="string" office:string-value="sethi" calcext:value-type="string">
            <text:p>sethi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OP</text:p>
          </table:table-cell>
          <table:table-cell table:number-columns-repeated="2"/>
          <table:table-cell office:value-type="string" calcext:value-type="string">
            <text:p>No Operation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NOP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2"/>
          <table:table-cell office:value-type="string" calcext:value-type="string">
            <text:p>No Operation, argument is ignored.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B10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2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table:style-name="ce11" office:value-type="string" calcext:value-type="string">
            <text:p>n</text:p>
          </table:table-cell>
          <table:table-cell table:style-name="ce16" table:formula="of:=LOWER([.J41])" office:value-type="string" office:string-value="nop" calcext:value-type="string">
            <text:p>nop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2])" office:value-type="string" office:string-value="and" calcext:value-type="string">
            <text:p>an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3])" office:value-type="string" office:string-value="andcc" calcext:value-type="string">
            <text:p>an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N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4])" office:value-type="string" office:string-value="andn" calcext:value-type="string">
            <text:p>andn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N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5])" office:value-type="string" office:string-value="andncc" calcext:value-type="string">
            <text:p>andn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6])" office:value-type="string" office:string-value="or" calcext:value-type="string">
            <text:p>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7])" office:value-type="string" office:string-value="orcc" calcext:value-type="string">
            <text:p>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ORN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8])" office:value-type="string" office:string-value="orn" calcext:value-type="string">
            <text:p>orn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ORN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49])" office:value-type="string" office:string-value="orncc" calcext:value-type="string">
            <text:p>orn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O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office:value-type="string" calcext:value-type="string">
            <text:p>Ex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X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0])" office:value-type="string" office:string-value="xor" calcext:value-type="string">
            <text:p>x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X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1])" office:value-type="string" office:string-value="xorcc" calcext:value-type="string">
            <text:p>x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XN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2])" office:value-type="string" office:string-value="xnor" calcext:value-type="string">
            <text:p>xn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XN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3])" office:value-type="string" office:string-value="xnorcc" calcext:value-type="string">
            <text:p>xn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L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4])" office:value-type="string" office:string-value="sll" calcext:value-type="string">
            <text:p>sl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R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5])" office:value-type="string" office:string-value="srl" calcext:value-type="string">
            <text:p>sr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2.1|B1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R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6])" office:value-type="string" office:string-value="sra" calcext:value-type="string">
            <text:p>sra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D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7])" office:value-type="string" office:string-value="add" calcext:value-type="string">
            <text:p>ad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office:value-type="string" calcext:value-type="string">
            <text:p>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D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8])" office:value-type="string" office:string-value="addcc" calcext:value-type="string">
            <text:p>ad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X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" calcext:value-type="float">
            <text:p>001000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DDX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" calcext:value-type="float">
            <text:p>00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59])" office:value-type="string" office:string-value="addx" calcext:value-type="string">
            <text:p>addx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X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0" calcext:value-type="float">
            <text:p>011000</text:p>
          </table:table-cell>
          <table:table-cell office:value-type="string" calcext:value-type="string">
            <text:p>Add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DDX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" calcext:value-type="float">
            <text:p>01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0])" office:value-type="string" office:string-value="addxcc" calcext:value-type="string">
            <text:p>addx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ADD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office:value-type="string" calcext:value-type="string">
            <text:p>Tagged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AD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1])" office:value-type="string" office:string-value="taddcc" calcext:value-type="string">
            <text:p>tad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ADDccT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0" calcext:value-type="float">
            <text:p>100010</text:p>
          </table:table-cell>
          <table:table-cell office:value-type="string" calcext:value-type="string">
            <text:p>Tagged Add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ADDccT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0" calcext:value-type="float">
            <text:p>1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2])" office:value-type="string" office:string-value="taddcctv" calcext:value-type="string">
            <text:p>taddcct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3])" office:value-type="string" office:string-value="sub" calcext:value-type="string">
            <text:p>s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UB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4])" office:value-type="string" office:string-value="subcc" calcext:value-type="string">
            <text:p>sub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X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0" calcext:value-type="float">
            <text:p>001100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UBX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" calcext:value-type="float">
            <text:p>00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5])" office:value-type="string" office:string-value="subx" calcext:value-type="string">
            <text:p>subx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X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0" calcext:value-type="float">
            <text:p>011100</text:p>
          </table:table-cell>
          <table:table-cell office:value-type="string" calcext:value-type="string">
            <text:p>Subtract with Carr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UBX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" calcext:value-type="float">
            <text:p>01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6])" office:value-type="string" office:string-value="subxcc" calcext:value-type="string">
            <text:p>subx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SUB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office:value-type="string" calcext:value-type="string">
            <text:p>Tagged 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SUB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B16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7])" office:value-type="string" office:string-value="tsubcc" calcext:value-type="string">
            <text:p>tsub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SUBccT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SUBccT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B16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8])" office:value-type="string" office:string-value="tsubcctv" calcext:value-type="string">
            <text:p>tsubcct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ULS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office:value-type="string" calcext:value-type="string">
            <text:p>Multiply Step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7.1|B1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MULS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B17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69])" office:value-type="string" office:string-value="mulscc" calcext:value-type="string">
            <text:p>muls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UMU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0])" office:value-type="string" office:string-value="umul" calcext:value-type="string">
            <text:p>umu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MU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" calcext:value-type="float">
            <text:p>00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1])" office:value-type="string" office:string-value="smul" calcext:value-type="string">
            <text:p>smu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UMUL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2])" office:value-type="string" office:string-value="umulcc" calcext:value-type="string">
            <text:p>umul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MUL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" calcext:value-type="float">
            <text:p>01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3])" office:value-type="string" office:string-value="smulcc" calcext:value-type="string">
            <text:p>smul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UDI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" calcext:value-type="float">
            <text:p>001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4])" office:value-type="string" office:string-value="udiv" calcext:value-type="string">
            <text:p>udi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DI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5])" office:value-type="string" office:string-value="sdiv" calcext:value-type="string">
            <text:p>sdi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UDIV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" calcext:value-type="float">
            <text:p>011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6])" office:value-type="string" office:string-value="udivcc" calcext:value-type="string">
            <text:p>udiv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DIV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7])" office:value-type="string" office:string-value="sdivcc" calcext:value-type="string">
            <text:p>sdiv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00" calcext:value-type="float">
            <text:p>111100</text:p>
          </table:table-cell>
          <table:table-cell office:value-type="string" calcext:value-type="string">
            <text:p>Sav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AVE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0" calcext:value-type="float">
            <text:p>11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B20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8])" office:value-type="string" office:string-value="save" calcext:value-type="string">
            <text:p>save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ESTORE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01" calcext:value-type="float">
            <text:p>111101</text:p>
          </table:table-cell>
          <table:table-cell office:value-type="string" calcext:value-type="string">
            <text:p>Restore caller’s window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B13.1|B1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ESTORE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1" calcext:value-type="float">
            <text:p>111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B20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79])" office:value-type="string" office:string-value="restore" calcext:value-type="string">
            <text:p>restore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A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80])" office:value-type="string" office:string-value="ba" calcext:value-type="string">
            <text:p>b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N</text:p>
          </table:table-cell>
          <table:table-cell office:value-type="string" calcext:value-type="string">
            <text:p>cond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1])" office:value-type="string" office:string-value="bn" calcext:value-type="string">
            <text:p>bn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N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2])" office:value-type="string" office:string-value="bne" calcext:value-type="string">
            <text:p>bn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3])" office:value-type="string" office:string-value="be" calcext:value-type="string">
            <text:p>b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0" calcext:value-type="float">
            <text:p>10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4])" office:value-type="string" office:string-value="bg" calcext:value-type="string">
            <text:p>bg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L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" calcext:value-type="float">
            <text:p>0010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5])" office:value-type="string" office:string-value="ble" calcext:value-type="string">
            <text:p>bl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G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6])" office:value-type="string" office:string-value="bge" calcext:value-type="string">
            <text:p>bg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L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" calcext:value-type="float">
            <text:p>0011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7])" office:value-type="string" office:string-value="bl" calcext:value-type="string">
            <text:p>bl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GU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Branch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G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8])" office:value-type="string" office:string-value="bgu" calcext:value-type="string">
            <text:p>bgu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LEU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" calcext:value-type="float">
            <text:p>0100</text:p>
          </table:table-cell>
          <table:table-cell office:value-type="string" calcext:value-type="string">
            <text:p>Branch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LE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89])" office:value-type="string" office:string-value="bleu" calcext:value-type="string">
            <text:p>bleu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1" calcext:value-type="float">
            <text:p>11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CC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0])" office:value-type="string" office:string-value="bcc" calcext:value-type="string">
            <text:p>bcc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" calcext:value-type="float">
            <text:p>0101</text:p>
          </table:table-cell>
          <table:table-cell office:value-type="string" calcext:value-type="string">
            <text:p>Branch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C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1])" office:value-type="string" office:string-value="bcs" calcext:value-type="string">
            <text:p>bcs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PO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0" calcext:value-type="float">
            <text:p>1110</text:p>
          </table:table-cell>
          <table:table-cell office:value-type="string" calcext:value-type="string">
            <text:p>Branch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PO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2])" office:value-type="string" office:string-value="bpos" calcext:value-type="string">
            <text:p>bpos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NE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" calcext:value-type="float">
            <text:p>0110</text:p>
          </table:table-cell>
          <table:table-cell office:value-type="string" calcext:value-type="string">
            <text:p>Branch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NE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3])" office:value-type="string" office:string-value="bneg" calcext:value-type="string">
            <text:p>bneg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1" calcext:value-type="float">
            <text:p>1111</text:p>
          </table:table-cell>
          <table:table-cell office:value-type="string" calcext:value-type="string">
            <text:p>Branch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VC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4])" office:value-type="string" office:string-value="bvc" calcext:value-type="string">
            <text:p>bvc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" calcext:value-type="float">
            <text:p>0111</text:p>
          </table:table-cell>
          <table:table-cell office:value-type="string" calcext:value-type="string">
            <text:p>Branch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BV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5])" office:value-type="string" office:string-value="bvs" calcext:value-type="string">
            <text:p>bvs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A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Branch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96])" office:value-type="string" office:string-value="fba" calcext:value-type="string">
            <text:p>fb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N</text:p>
          </table:table-cell>
          <table:table-cell office:value-type="string" calcext:value-type="string">
            <text:p>cond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7])" office:value-type="string" office:string-value="fbn" calcext:value-type="string">
            <text:p>fbn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" calcext:value-type="float">
            <text:p>0111</text:p>
          </table:table-cell>
          <table:table-cell office:value-type="string" calcext:value-type="string">
            <text:p>Branch on Un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8])" office:value-type="string" office:string-value="fbu" calcext:value-type="string">
            <text:p>fbu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" calcext:value-type="float">
            <text:p>0110</text:p>
          </table:table-cell>
          <table:table-cell office:value-type="string" calcext:value-type="string">
            <text:p>Branch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99])" office:value-type="string" office:string-value="fbg" calcext:value-type="string">
            <text:p>fbg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" calcext:value-type="float">
            <text:p>0101</text:p>
          </table:table-cell>
          <table:table-cell office:value-type="string" calcext:value-type="string">
            <text:p>Branch on Unordered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0])" office:value-type="string" office:string-value="fbug" calcext:value-type="string">
            <text:p>fbug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L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" calcext:value-type="float">
            <text:p>0100</text:p>
          </table:table-cell>
          <table:table-cell office:value-type="string" calcext:value-type="string">
            <text:p>Branch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1])" office:value-type="string" office:string-value="fbl" calcext:value-type="string">
            <text:p>fbl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L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" calcext:value-type="float">
            <text:p>0011</text:p>
          </table:table-cell>
          <table:table-cell office:value-type="string" calcext:value-type="string">
            <text:p>Branch on Unordered or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2])" office:value-type="string" office:string-value="fbul" calcext:value-type="string">
            <text:p>fbul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L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" calcext:value-type="float">
            <text:p>0010</text:p>
          </table:table-cell>
          <table:table-cell office:value-type="string" calcext:value-type="string">
            <text:p>Branch on Less or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L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3])" office:value-type="string" office:string-value="fblg" calcext:value-type="string">
            <text:p>fblg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N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N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4])" office:value-type="string" office:string-value="fbne" calcext:value-type="string">
            <text:p>fbn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Branch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5])" office:value-type="string" office:string-value="fbe" calcext:value-type="string">
            <text:p>fb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0" calcext:value-type="float">
            <text:p>1010</text:p>
          </table:table-cell>
          <table:table-cell office:value-type="string" calcext:value-type="string">
            <text:p>Branch on Unordered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6])" office:value-type="string" office:string-value="fbue" calcext:value-type="string">
            <text:p>fbu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G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1" calcext:value-type="float">
            <text:p>1011</text:p>
          </table:table-cell>
          <table:table-cell office:value-type="string" calcext:value-type="string">
            <text:p>Branch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07])" office:value-type="string" office:string-value="fbge" calcext:value-type="string">
            <text:p>fbg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G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Branch on Unordered or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08])" office:value-type="string" office:string-value="fbuge" calcext:value-type="string">
            <text:p>fbug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L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1" calcext:value-type="float">
            <text:p>1101</text:p>
          </table:table-cell>
          <table:table-cell office:value-type="string" calcext:value-type="string">
            <text:p>Branch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09])" office:value-type="string" office:string-value="fble" calcext:value-type="string">
            <text:p>fbl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UL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0" calcext:value-type="float">
            <text:p>1110</text:p>
          </table:table-cell>
          <table:table-cell office:value-type="string" calcext:value-type="string">
            <text:p>Branch on Unordered or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U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0])" office:value-type="string" office:string-value="fbule" calcext:value-type="string">
            <text:p>fbule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FBO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1" calcext:value-type="float">
            <text:p>1111</text:p>
          </table:table-cell>
          <table:table-cell office:value-type="string" calcext:value-type="string">
            <text:p>Branch on Order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2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BO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1])" office:value-type="string" office:string-value="fbo" calcext:value-type="string">
            <text:p>fbo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A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0" calcext:value-type="float">
            <text:p>1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2])" office:value-type="string" office:string-value="cba" calcext:value-type="string">
            <text:p>cb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N</text:p>
          </table:table-cell>
          <table:table-cell office:value-type="string" calcext:value-type="string">
            <text:p>cond</text:p>
          </table:table-cell>
          <table:table-cell table:style-name="ce4" office:value-type="float" office:value="0" calcext:value-type="float">
            <text:p>00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3])" office:value-type="string" office:string-value="cbn" calcext:value-type="string">
            <text:p>cbn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" calcext:value-type="float">
            <text:p>0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4])" office:value-type="string" office:string-value="cb3" calcext:value-type="string">
            <text:p>cb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2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" calcext:value-type="float">
            <text:p>0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5])" office:value-type="string" office:string-value="cb2" calcext:value-type="string">
            <text:p>cb2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2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" calcext:value-type="float">
            <text:p>0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6])" office:value-type="string" office:string-value="cb23" calcext:value-type="string">
            <text:p>cb2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1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" calcext:value-type="float">
            <text:p>0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1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7])" office:value-type="string" office:string-value="cb1" calcext:value-type="string">
            <text:p>cb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1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" calcext:value-type="float">
            <text:p>0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1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8])" office:value-type="string" office:string-value="cb13" calcext:value-type="string">
            <text:p>cb1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12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" calcext:value-type="float">
            <text:p>0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1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19])" office:value-type="string" office:string-value="cb12" calcext:value-type="string">
            <text:p>cb12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12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" calcext:value-type="float">
            <text:p>0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1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0])" office:value-type="string" office:string-value="cb123" calcext:value-type="string">
            <text:p>cb12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1" calcext:value-type="float">
            <text:p>10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1])" office:value-type="string" office:string-value="cb0" calcext:value-type="string">
            <text:p>cb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0" calcext:value-type="float">
            <text:p>10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2])" office:value-type="string" office:string-value="cb03" calcext:value-type="string">
            <text:p>cb0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2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1" calcext:value-type="float">
            <text:p>10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3])" office:value-type="string" office:string-value="cb02" calcext:value-type="string">
            <text:p>cb02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2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0" calcext:value-type="float">
            <text:p>110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4])" office:value-type="string" office:string-value="cb023" calcext:value-type="string">
            <text:p>cb02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1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1" calcext:value-type="float">
            <text:p>110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1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5])" office:value-type="string" office:string-value="cb01" calcext:value-type="string">
            <text:p>cb01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13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0" calcext:value-type="float">
            <text:p>1110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1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6])" office:value-type="string" office:string-value="cb013" calcext:value-type="string">
            <text:p>cb013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B012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1" calcext:value-type="float">
            <text:p>1111</text:p>
          </table:table-cell>
          <table:table-cell/>
          <table:table-cell office:value-type="string" calcext:value-type="string">
            <text:p>Control Transfer</text:p>
          </table:table-cell>
          <table:table-cell office:value-type="string" calcext:value-type="string">
            <text:p>B2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B01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LOWER([.J127])" office:value-type="string" office:string-value="cb012" calcext:value-type="string">
            <text:p>cb012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CALL</text:p>
          </table:table-cell>
          <table:table-cell office:value-type="string" calcext:value-type="string">
            <text:p>op</text:p>
          </table:table-cell>
          <table:table-cell table:style-name="ce5" office:value-type="float" office:value="1" calcext:value-type="float">
            <text:p>01</text:p>
          </table:table-cell>
          <table:table-cell office:value-type="string" calcext:value-type="string">
            <text:p>Call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CALL</text:p>
          </table:table-cell>
          <table:table-cell table:style-name="ce2" office:value-type="string" calcext:value-type="string">
            <text:p>op</text:p>
          </table:table-cell>
          <table:table-cell table:style-name="ce5" office:value-type="float" office:value="1" calcext:value-type="float">
            <text:p>01</text:p>
          </table:table-cell>
          <table:table-cell table:style-name="ce5" table:number-columns-repeated="2"/>
          <table:table-cell office:value-type="string" calcext:value-type="string">
            <text:p>Call and Link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B24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LOWER([.J128])" office:value-type="string" office:string-value="call" calcext:value-type="string">
            <text:p>call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JMP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00" calcext:value-type="float">
            <text:p>111000</text:p>
          </table:table-cell>
          <table:table-cell office:value-type="string" calcext:value-type="string">
            <text:p>Jump and Link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11.1|B11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JMP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0" calcext:value-type="float">
            <text:p>11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B25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4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r</text:p>
          </table:table-cell>
          <table:table-cell table:style-name="ce16" table:formula="of:=LOWER([.J129])" office:value-type="string" office:string-value="jmpl" calcext:value-type="string">
            <text:p>jmp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ETT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01" calcext:value-type="float">
            <text:p>111001</text:p>
          </table:table-cell>
          <table:table-cell office:value-type="string" calcext:value-type="string">
            <text:p>Return from Trap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6.1|B26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ETT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1" calcext:value-type="float">
            <text:p>111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B26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4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0])" office:value-type="string" office:string-value="rett" calcext:value-type="string">
            <text:p>rett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A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1])" office:value-type="string" office:string-value="ta" calcext:value-type="string">
            <text:p>t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cond</text:p>
          </table:table-cell>
          <table:table-cell table:style-name="ce4" office:value-type="float" office:value="0" calcext:value-type="float">
            <text:p>0000</text:p>
          </table:table-cell>
          <table:table-cell office:value-type="string" calcext:value-type="string">
            <text:p>Trap Nev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N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2])" office:value-type="string" office:string-value="tn" calcext:value-type="string">
            <text:p>tn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N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Trap on Not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N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3])" office:value-type="string" office:string-value="tne" calcext:value-type="string">
            <text:p>tn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Trap on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4])" office:value-type="string" office:string-value="te" calcext:value-type="string">
            <text:p>t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0" calcext:value-type="float">
            <text:p>1010</text:p>
          </table:table-cell>
          <table:table-cell office:value-type="string" calcext:value-type="string">
            <text:p>Trap on Greate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G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5])" office:value-type="string" office:string-value="tg" calcext:value-type="string">
            <text:p>tg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L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" calcext:value-type="float">
            <text:p>0010</text:p>
          </table:table-cell>
          <table:table-cell office:value-type="string" calcext:value-type="string">
            <text:p>Trap on Less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L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6])" office:value-type="string" office:string-value="tle" calcext:value-type="string">
            <text:p>tl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GE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1" calcext:value-type="float">
            <text:p>1011</text:p>
          </table:table-cell>
          <table:table-cell office:value-type="string" calcext:value-type="string">
            <text:p>Trap on Greater or Equal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G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7])" office:value-type="string" office:string-value="tge" calcext:value-type="string">
            <text:p>tg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L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" calcext:value-type="float">
            <text:p>0011</text:p>
          </table:table-cell>
          <table:table-cell office:value-type="string" calcext:value-type="string">
            <text:p>Trap on Less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L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8])" office:value-type="string" office:string-value="tl" calcext:value-type="string">
            <text:p>tl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GU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Trap on Greater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GU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39])" office:value-type="string" office:string-value="tgu" calcext:value-type="string">
            <text:p>tgu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LEU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0" calcext:value-type="float">
            <text:p>0100</text:p>
          </table:table-cell>
          <table:table-cell office:value-type="string" calcext:value-type="string">
            <text:p>Trap on Less or Equal Unsigned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LEU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0])" office:value-type="string" office:string-value="tleu" calcext:value-type="string">
            <text:p>tleu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1" calcext:value-type="float">
            <text:p>11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CC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1])" office:value-type="string" office:string-value="tcc" calcext:value-type="string">
            <text:p>tcc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C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01" calcext:value-type="float">
            <text:p>0101</text:p>
          </table:table-cell>
          <table:table-cell office:value-type="string" calcext:value-type="string">
            <text:p>Trap on Carry Set (Less Than, Unsigned)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C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2])" office:value-type="string" office:string-value="tcs" calcext:value-type="string">
            <text:p>tc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PO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0" calcext:value-type="float">
            <text:p>1110</text:p>
          </table:table-cell>
          <table:table-cell office:value-type="string" calcext:value-type="string">
            <text:p>Trap on Posi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PO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3])" office:value-type="string" office:string-value="tpos" calcext:value-type="string">
            <text:p>tpo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NEG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0" calcext:value-type="float">
            <text:p>0110</text:p>
          </table:table-cell>
          <table:table-cell office:value-type="string" calcext:value-type="string">
            <text:p>Trap on Negative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NEG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4])" office:value-type="string" office:string-value="tneg" calcext:value-type="string">
            <text:p>tneg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VC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1" calcext:value-type="float">
            <text:p>1111</text:p>
          </table:table-cell>
          <table:table-cell office:value-type="string" calcext:value-type="string">
            <text:p>Trap on Overflow Clear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VC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5])" office:value-type="string" office:string-value="tvc" calcext:value-type="string">
            <text:p>tvc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VS</text:p>
          </table:table-cell>
          <table:table-cell office:value-type="string" calcext:value-type="string">
            <text:p>cond</text:p>
          </table:table-cell>
          <table:table-cell table:style-name="ce4" office:value-type="float" office:value="111" calcext:value-type="float">
            <text:p>0111</text:p>
          </table:table-cell>
          <table:table-cell office:value-type="string" calcext:value-type="string">
            <text:p>Trap on Overflow Set</text:p>
          </table:table-cell>
          <table:table-cell office:value-type="string" calcext:value-type="string">
            <text:p>Control Transfer</text:p>
          </table:table-cell>
          <table:table-cell office:value-type="string" calcext:value-type="string">
            <text:p>B27.1|B2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TV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7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46])" office:value-type="string" office:string-value="tvs" calcext:value-type="string">
            <text:p>tv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Y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Y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Y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00" calcext:value-type="float">
            <text:p>101000</text:p>
          </table:table-cell>
          <table:table-cell table:style-name="ce3" table:number-columns-repeated="2"/>
          <table:table-cell office:value-type="string" calcext:value-type="string">
            <text:p>Read Y Register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s1=0</text:p>
          </table:table-cell>
          <table:table-cell table:style-name="ce11" office:value-type="string" calcext:value-type="string">
            <text:p>a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Read Ancillary State Register (reserved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ASR‡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00" calcext:value-type="float">
            <text:p>101000</text:p>
          </table:table-cell>
          <table:table-cell table:style-name="ce3" table:number-columns-repeated="2"/>
          <table:table-cell office:value-type="string" calcext:value-type="string">
            <text:p>Read Ancillary State Register (reserved)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s = 1 … 15, causes undefined results</text:p>
          </table:table-cell>
          <table:table-cell table:style-name="ce11" office:value-type="string" calcext:value-type="string">
            <text:p>a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ASR‡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ASR‡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00" calcext:value-type="float">
            <text:p>101000</text:p>
          </table:table-cell>
          <table:table-cell table:style-name="ce3" table:number-columns-repeated="2"/>
          <table:table-cell office:value-type="string" calcext:value-type="string">
            <text:p>(implementation-dependent)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tbar = rdasr with rd=0 and rs1=15</text:p>
          </table:table-cell>
          <table:table-cell table:style-name="ce11" office:value-type="string" calcext:value-type="string">
            <text:p>a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PSR†</text:p>
          </table:table-cell>
          <table:table-cell office:value-type="string" calcext:value-type="string">
            <text:p>op3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Read Processor Stat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PSR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01" calcext:value-type="float">
            <text:p>101001</text:p>
          </table:table-cell>
          <table:table-cell table:style-name="ce3" table:number-columns-repeated="2"/>
          <table:table-cell office:value-type="string" calcext:value-type="string">
            <text:p>Read Processor State Register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g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WIM†</text:p>
          </table:table-cell>
          <table:table-cell office:value-type="string" calcext:value-type="string">
            <text:p>op3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Read Window Invalid Mask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WIM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10" calcext:value-type="float">
            <text:p>101010</text:p>
          </table:table-cell>
          <table:table-cell table:style-name="ce3" table:number-columns-repeated="2"/>
          <table:table-cell office:value-type="string" calcext:value-type="string">
            <text:p>Read Window Invalid Mask Register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g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RDTBR†</text:p>
          </table:table-cell>
          <table:table-cell office:value-type="string" calcext:value-type="string">
            <text:p>op3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Read Trap Base Register</text:p>
          </table:table-cell>
          <table:table-cell/>
          <table:table-cell office:value-type="string" calcext:value-type="string">
            <text:p>B28.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RDTBR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11" calcext:value-type="float">
            <text:p>101011</text:p>
          </table:table-cell>
          <table:table-cell table:style-name="ce3" table:number-columns-repeated="2"/>
          <table:table-cell office:value-type="string" calcext:value-type="string">
            <text:p>Read Trap Base Register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string" calcext:value-type="string">
            <text:p>B28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gr</text:p>
          </table:table-cell>
          <table:table-cell table:style-name="ce16" office:value-type="string" calcext:value-type="string">
            <text:p>r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Y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Y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Y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00" calcext:value-type="float">
            <text:p>110000</text:p>
          </table:table-cell>
          <table:table-cell table:style-name="ce3" table:number-columns-repeated="2"/>
          <table:table-cell office:value-type="string" calcext:value-type="string">
            <text:p>Write Y Register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d=0</text:p>
          </table:table-cell>
          <table:table-cell table:style-name="ce11" office:value-type="string" calcext:value-type="string">
            <text:p>rra</text:p>
          </table:table-cell>
          <table:table-cell table:style-name="ce16" table:formula="of:=LOWER([.J153])" office:value-type="string" office:string-value="wry" calcext:value-type="string">
            <text:p>wry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Write Ancillary State Register (reserved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ASR‡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00" calcext:value-type="float">
            <text:p>110000</text:p>
          </table:table-cell>
          <table:table-cell table:style-name="ce3" table:number-columns-repeated="2"/>
          <table:table-cell office:value-type="string" calcext:value-type="string">
            <text:p>Write Ancillary State Register (reserved)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s = 1 … 15, causes undefined results</text:p>
          </table:table-cell>
          <table:table-cell table:style-name="ce11" office:value-type="string" calcext:value-type="string">
            <text:p>rra</text:p>
          </table:table-cell>
          <table:table-cell table:style-name="ce16" table:formula="of:=LOWER([.J154])" office:value-type="string" office:string-value="wrasr‡" calcext:value-type="string">
            <text:p>wrasr‡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ASR‡</text:p>
          </table:table-cell>
          <table:table-cell office:value-type="string" calcext:value-type="string">
            <text:p>op3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(implementation-dependent)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ASR‡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00" calcext:value-type="float">
            <text:p>110000</text:p>
          </table:table-cell>
          <table:table-cell table:style-name="ce3" table:number-columns-repeated="2"/>
          <table:table-cell office:value-type="string" calcext:value-type="string">
            <text:p>(implementation-dependent)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a</text:p>
          </table:table-cell>
          <table:table-cell table:style-name="ce16" table:formula="of:=LOWER([.J155])" office:value-type="string" office:string-value="wrasr‡" calcext:value-type="string">
            <text:p>wrasr‡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PSR†</text:p>
          </table:table-cell>
          <table:table-cell office:value-type="string" calcext:value-type="string">
            <text:p>op3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Write Processor Stat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PSR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01" calcext:value-type="float">
            <text:p>110001</text:p>
          </table:table-cell>
          <table:table-cell table:style-name="ce3" table:number-columns-repeated="2"/>
          <table:table-cell office:value-type="string" calcext:value-type="string">
            <text:p>Write Processor State Register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rrg</text:p>
          </table:table-cell>
          <table:table-cell table:style-name="ce16" table:formula="of:=LOWER([.J156])" office:value-type="string" office:string-value="wrpsr" calcext:value-type="string">
            <text:p>wrp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WIM†</text:p>
          </table:table-cell>
          <table:table-cell office:value-type="string" calcext:value-type="string">
            <text:p>op3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Write Window Invalid Mask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WIM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10" calcext:value-type="float">
            <text:p>110010</text:p>
          </table:table-cell>
          <table:table-cell table:style-name="ce3" table:number-columns-repeated="2"/>
          <table:table-cell office:value-type="string" calcext:value-type="string">
            <text:p>Write Window Invalid Mask Register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rrg</text:p>
          </table:table-cell>
          <table:table-cell table:style-name="ce16" table:formula="of:=LOWER([.J157])" office:value-type="string" office:string-value="wrwim" calcext:value-type="string">
            <text:p>wrwim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WRTBR†</text:p>
          </table:table-cell>
          <table:table-cell office:value-type="string" calcext:value-type="string">
            <text:p>op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Write Trap Base Register</text:p>
          </table:table-cell>
          <table:table-cell/>
          <table:table-cell office:value-type="string" calcext:value-type="string">
            <text:p>B29.1|B29.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WRTBR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011" calcext:value-type="float">
            <text:p>110011</text:p>
          </table:table-cell>
          <table:table-cell table:style-name="ce3" table:number-columns-repeated="2"/>
          <table:table-cell office:value-type="string" calcext:value-type="string">
            <text:p>Write Trap Base Register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string" calcext:value-type="string">
            <text:p>B29</text:p>
          </table:table-cell>
          <table:table-cell table:style-name="ce2" office:value-type="string" calcext:value-type="string">
            <text:p>State Regist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p4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rrg</text:p>
          </table:table-cell>
          <table:table-cell table:style-name="ce16" table:formula="of:=LOWER([.J158])" office:value-type="string" office:string-value="wrtbr" calcext:value-type="string">
            <text:p>wrtb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TBAR</text:p>
          </table:table-cell>
          <table:table-cell office:value-type="string" calcext:value-type="string">
            <text:p>op3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tore Barrier</text:p>
          </table:table-cell>
          <table:table-cell/>
          <table:table-cell office:value-type="string" calcext:value-type="string">
            <text:p>B30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BAR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01000" calcext:value-type="float">
            <text:p>101000</text:p>
          </table:table-cell>
          <table:table-cell table:style-name="ce3" table:number-columns-repeated="2"/>
          <table:table-cell office:value-type="string" calcext:value-type="string">
            <text:p>Store Barrier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string" calcext:value-type="string">
            <text:p>B30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/>
          <table:table-cell table:style-name="ce16" table:formula="of:=LOWER([.J159])" office:value-type="string" office:string-value="stbar" calcext:value-type="string">
            <text:p>stba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NIMP</text:p>
          </table:table-cell>
          <table:table-cell office:value-type="string" calcext:value-type="string">
            <text:p>o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mplemented</text:p>
          </table:table-cell>
          <table:table-cell/>
          <table:table-cell office:value-type="string" calcext:value-type="string">
            <text:p>B3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UNIMP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office:value-type="string" calcext:value-type="string">
            <text:p>Unimplemented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string" calcext:value-type="string">
            <text:p>B31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op2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office:value-type="string" calcext:value-type="string">
            <text:p>n</text:p>
          </table:table-cell>
          <table:table-cell table:style-name="ce16" table:formula="of:=LOWER([.J160])" office:value-type="string" office:string-value="unimp" calcext:value-type="string">
            <text:p>unimp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LUSH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Flush Instruction Memory</text:p>
          </table:table-cell>
          <table:table-cell/>
          <table:table-cell office:value-type="string" calcext:value-type="string">
            <text:p>B32.1|B3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LUSH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1011" calcext:value-type="float">
            <text:p>11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B3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</text:p>
          </table:table-cell>
          <table:table-cell table:style-name="ce16" table:formula="of:=LOWER([.J161])" office:value-type="string" office:string-value="flush" calcext:value-type="string">
            <text:p>flus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Pop1</text:p>
          </table:table-cell>
          <table:table-cell office:value-type="string" calcext:value-type="string">
            <text:p>op3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iTO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2])" office:value-type="string" office:string-value="fitos" calcext:value-type="string">
            <text:p>fito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Pop2</text:p>
          </table:table-cell>
          <table:table-cell office:value-type="string" calcext:value-type="string">
            <text:p>op3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Floating Point Operate</text:p>
          </table:table-cell>
          <table:table-cell/>
          <table:table-cell office:value-type="string" calcext:value-type="string">
            <text:p>B3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iTO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3])" office:value-type="string" office:string-value="fitod" calcext:value-type="string">
            <text:p>fito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iTOs</text:p>
          </table:table-cell>
          <table:table-cell office:value-type="string" calcext:value-type="string">
            <text:p>opf</text:p>
          </table:table-cell>
          <table:table-cell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iTO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4])" office:value-type="string" office:string-value="fitoq" calcext:value-type="string">
            <text:p>fito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iTOd</text:p>
          </table:table-cell>
          <table:table-cell office:value-type="string" calcext:value-type="string">
            <text:p>opf</text:p>
          </table:table-cell>
          <table:table-cell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TOi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5])" office:value-type="string" office:string-value="fstoi" calcext:value-type="string">
            <text:p>fstoi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iTOq</text:p>
          </table:table-cell>
          <table:table-cell office:value-type="string" calcext:value-type="string">
            <text:p>opf</text:p>
          </table:table-cell>
          <table:table-cell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TOi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6])" office:value-type="string" office:string-value="fdtoi" calcext:value-type="string">
            <text:p>fdtoi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TOi</text:p>
          </table:table-cell>
          <table:table-cell office:value-type="string" calcext:value-type="string">
            <text:p>opf</text:p>
          </table:table-cell>
          <table:table-cell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qTOi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7])" office:value-type="string" office:string-value="fqtoi" calcext:value-type="string">
            <text:p>fqtoi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TOi</text:p>
          </table:table-cell>
          <table:table-cell office:value-type="string" calcext:value-type="string">
            <text:p>opf</text:p>
          </table:table-cell>
          <table:table-cell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TO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8])" office:value-type="string" office:string-value="fstod" calcext:value-type="string">
            <text:p>fsto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qTOi</text:p>
          </table:table-cell>
          <table:table-cell office:value-type="string" calcext:value-type="string">
            <text:p>opf</text:p>
          </table:table-cell>
          <table:table-cell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TO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69])" office:value-type="string" office:string-value="fstoq" calcext:value-type="string">
            <text:p>fsto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TOd</text:p>
          </table:table-cell>
          <table:table-cell office:value-type="string" calcext:value-type="string">
            <text:p>opf</text:p>
          </table:table-cell>
          <table:table-cell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TO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0])" office:value-type="string" office:string-value="fdtos" calcext:value-type="string">
            <text:p>fdto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TOq</text:p>
          </table:table-cell>
          <table:table-cell office:value-type="string" calcext:value-type="string">
            <text:p>opf</text:p>
          </table:table-cell>
          <table:table-cell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TO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1])" office:value-type="string" office:string-value="fdtoq" calcext:value-type="string">
            <text:p>fdto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TOs</text:p>
          </table:table-cell>
          <table:table-cell office:value-type="string" calcext:value-type="string">
            <text:p>opf</text:p>
          </table:table-cell>
          <table:table-cell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qTO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2])" office:value-type="string" office:string-value="fqtos" calcext:value-type="string">
            <text:p>fqto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TOq</text:p>
          </table:table-cell>
          <table:table-cell office:value-type="string" calcext:value-type="string">
            <text:p>opf</text:p>
          </table:table-cell>
          <table:table-cell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qTO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3])" office:value-type="string" office:string-value="fqtod" calcext:value-type="string">
            <text:p>fqto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qTOs</text:p>
          </table:table-cell>
          <table:table-cell office:value-type="string" calcext:value-type="string">
            <text:p>opf</text:p>
          </table:table-cell>
          <table:table-cell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MOV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4])" office:value-type="string" office:string-value="fmovs" calcext:value-type="string">
            <text:p>fmov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qTOd</text:p>
          </table:table-cell>
          <table:table-cell office:value-type="string" calcext:value-type="string">
            <text:p>opf</text:p>
          </table:table-cell>
          <table:table-cell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NEG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5])" office:value-type="string" office:string-value="fnegs" calcext:value-type="string">
            <text:p>fneg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MOVs</text:p>
          </table:table-cell>
          <table:table-cell office:value-type="string" calcext:value-type="string">
            <text:p>o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ABS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6])" office:value-type="string" office:string-value="fabss" calcext:value-type="string">
            <text:p>fabs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NEGs</text:p>
          </table:table-cell>
          <table:table-cell office:value-type="string" calcext:value-type="string">
            <text:p>opf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QRT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7])" office:value-type="string" office:string-value="fsqrts" calcext:value-type="string">
            <text:p>fsqrt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ABSs</text:p>
          </table:table-cell>
          <table:table-cell office:value-type="string" calcext:value-type="string">
            <text:p>opf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QRT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8])" office:value-type="string" office:string-value="fsqrtd" calcext:value-type="string">
            <text:p>fsqrt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QRTs</text:p>
          </table:table-cell>
          <table:table-cell office:value-type="string" calcext:value-type="string">
            <text:p>opf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QRT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</text:p>
          </table:table-cell>
          <table:table-cell table:style-name="ce16" table:formula="of:=LOWER([.J179])" office:value-type="string" office:string-value="fsqrtq" calcext:value-type="string">
            <text:p>fsqrt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QRTd</text:p>
          </table:table-cell>
          <table:table-cell office:value-type="string" calcext:value-type="string">
            <text:p>opf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ADD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0])" office:value-type="string" office:string-value="fadds" calcext:value-type="string">
            <text:p>fadds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QRTq</text:p>
          </table:table-cell>
          <table:table-cell office:value-type="string" calcext:value-type="string">
            <text:p>opf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/>
          <table:table-cell office:value-type="string" calcext:value-type="string">
            <text:p>B3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ADD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1])" office:value-type="string" office:string-value="faddd" calcext:value-type="string">
            <text:p>fadd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ADDs</text:p>
          </table:table-cell>
          <table:table-cell office:value-type="string" calcext:value-type="string">
            <text:p>opf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ADD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2])" office:value-type="string" office:string-value="faddq" calcext:value-type="string">
            <text:p>fadd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ADDd</text:p>
          </table:table-cell>
          <table:table-cell office:value-type="string" calcext:value-type="string">
            <text:p>opf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UB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3])" office:value-type="string" office:string-value="fsubs" calcext:value-type="string">
            <text:p>fsubs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ADDq</text:p>
          </table:table-cell>
          <table:table-cell office:value-type="string" calcext:value-type="string">
            <text:p>opf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UB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4])" office:value-type="string" office:string-value="fsubd" calcext:value-type="string">
            <text:p>fsub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UBs</text:p>
          </table:table-cell>
          <table:table-cell office:value-type="string" calcext:value-type="string">
            <text:p>opf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UB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5])" office:value-type="string" office:string-value="fsubq" calcext:value-type="string">
            <text:p>fsub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UBd</text:p>
          </table:table-cell>
          <table:table-cell office:value-type="string" calcext:value-type="string">
            <text:p>opf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MUL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6])" office:value-type="string" office:string-value="fmuls" calcext:value-type="string">
            <text:p>fmuls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UBq</text:p>
          </table:table-cell>
          <table:table-cell office:value-type="string" calcext:value-type="string">
            <text:p>opf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MUL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7])" office:value-type="string" office:string-value="fmuld" calcext:value-type="string">
            <text:p>fmul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MULs</text:p>
          </table:table-cell>
          <table:table-cell office:value-type="string" calcext:value-type="string">
            <text:p>opf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MUL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8])" office:value-type="string" office:string-value="fmulq" calcext:value-type="string">
            <text:p>fmul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MULd</text:p>
          </table:table-cell>
          <table:table-cell office:value-type="string" calcext:value-type="string">
            <text:p>opf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sMUL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89])" office:value-type="string" office:string-value="fsmuld" calcext:value-type="string">
            <text:p>fsmul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MULq</text:p>
          </table:table-cell>
          <table:table-cell office:value-type="string" calcext:value-type="string">
            <text:p>opf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MUL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90])" office:value-type="string" office:string-value="fdmulq" calcext:value-type="string">
            <text:p>fdmul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sMULd</text:p>
          </table:table-cell>
          <table:table-cell office:value-type="string" calcext:value-type="string">
            <text:p>opf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IV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91])" office:value-type="string" office:string-value="fdivs" calcext:value-type="string">
            <text:p>fdivs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MULq</text:p>
          </table:table-cell>
          <table:table-cell office:value-type="string" calcext:value-type="string">
            <text:p>opf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IV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92])" office:value-type="string" office:string-value="fdivd" calcext:value-type="string">
            <text:p>fdiv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IVs</text:p>
          </table:table-cell>
          <table:table-cell office:value-type="string" calcext:value-type="string">
            <text:p>opf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DIV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0" calcext:value-type="float">
            <text:p>110100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33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f</text:p>
          </table:table-cell>
          <table:table-cell table:style-name="ce16" table:formula="of:=LOWER([.J193])" office:value-type="string" office:string-value="fdivq" calcext:value-type="string">
            <text:p>fdiv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IVd</text:p>
          </table:table-cell>
          <table:table-cell office:value-type="string" calcext:value-type="string">
            <text:p>opf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4])" office:value-type="string" office:string-value="fcmps" calcext:value-type="string">
            <text:p>fcmp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DIVq</text:p>
          </table:table-cell>
          <table:table-cell office:value-type="string" calcext:value-type="string">
            <text:p>op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/>
          <table:table-cell office:value-type="string" calcext:value-type="string">
            <text:p>B33.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5])" office:value-type="string" office:string-value="fcmpd" calcext:value-type="string">
            <text:p>fcmp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s</text:p>
          </table:table-cell>
          <table:table-cell office:value-type="string" calcext:value-type="string">
            <text:p>opf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6])" office:value-type="string" office:string-value="fcmpq" calcext:value-type="string">
            <text:p>fcmp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d</text:p>
          </table:table-cell>
          <table:table-cell office:value-type="string" calcext:value-type="string">
            <text:p>opf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Es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7])" office:value-type="string" office:string-value="fcmpes" calcext:value-type="string">
            <text:p>fcmpe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q</text:p>
          </table:table-cell>
          <table:table-cell office:value-type="string" calcext:value-type="string">
            <text:p>opf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Ed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8])" office:value-type="string" office:string-value="fcmped" calcext:value-type="string">
            <text:p>fcmped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Es</text:p>
          </table:table-cell>
          <table:table-cell office:value-type="string" calcext:value-type="string">
            <text:p>opf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FCMPEq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0101" calcext:value-type="float">
            <text:p>110101</text:p>
          </table:table-cell>
          <table:table-cell table:style-name="ce2" office:value-type="string" calcext:value-type="string">
            <text:p>opf</text:p>
          </table:table-cell>
          <table:table-cell table:style-name="ce2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string" calcext:value-type="string">
            <text:p>B33</text:p>
          </table:table-cell>
          <table:table-cell table:style-name="ce2" office:value-type="string" calcext:value-type="string">
            <text:p>Floating Poi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p46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f </text:p>
          </table:table-cell>
          <table:table-cell table:style-name="ce16" table:formula="of:=LOWER([.J199])" office:value-type="string" office:string-value="fcmpeq" calcext:value-type="string">
            <text:p>fcmpeq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Ed</text:p>
          </table:table-cell>
          <table:table-cell office:value-type="string" calcext:value-type="string">
            <text:p>opf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style-name="ce8" office:value-type="string" calcext:value-type="string">
            <text:p>CPop1</text:p>
          </table:table-cell>
          <table:table-cell table:style-name="ce9" office:value-type="string" calcext:value-type="string">
            <text:p>op3</text:p>
          </table:table-cell>
          <table:table-cell table:style-name="ce9" office:value-type="float" office:value="110110" calcext:value-type="float">
            <text:p>110110</text:p>
          </table:table-cell>
          <table:table-cell table:style-name="ce9" office:value-type="string" calcext:value-type="string">
            <text:p>opc</text:p>
          </table:table-cell>
          <table:table-cell table:style-name="ce9"/>
          <table:table-cell table:style-name="ce8" office:value-type="string" calcext:value-type="string">
            <text:p>Coprocessor Operate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B34</text:p>
          </table:table-cell>
          <table:table-cell table:style-name="ce9" office:value-type="string" calcext:value-type="string">
            <text:p>Coprocesso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p39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Opc: coproc specific</text:p>
          </table:table-cell>
          <table:table-cell table:style-name="ce15" office:value-type="string" calcext:value-type="string">
            <text:p>cccc</text:p>
          </table:table-cell>
          <table:table-cell table:style-name="ce17" table:formula="of:=LOWER([.J200])" office:value-type="string" office:string-value="cpop1" calcext:value-type="string">
            <text:p>cpop1</text:p>
          </table:table-cell>
          <table:table-cell table:style-name="ce16" office:value-type="float" office:value="4" calcext:value-type="float">
            <text:p>4</text:p>
          </table:table-cell>
          <table:table-cell table:style-name="ce8" office:value-type="string" calcext:value-type="string">
            <text:p>opc</text:p>
          </table:table-cell>
          <table:table-cell table:style-name="ce8" office:value-type="string" calcext:value-type="string">
            <text:p>cprs1</text:p>
          </table:table-cell>
          <table:table-cell table:style-name="ce8" office:value-type="string" calcext:value-type="string">
            <text:p>cprs2</text:p>
          </table:table-cell>
          <table:table-cell table:style-name="ce8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FCMPEq</text:p>
          </table:table-cell>
          <table:table-cell office:value-type="string" calcext:value-type="string">
            <text:p>opf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/>
          <table:table-cell office:value-type="string" calcext:value-type="string">
            <text:p>B33.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table:style-name="ce8" office:value-type="string" calcext:value-type="string">
            <text:p>CPop2</text:p>
          </table:table-cell>
          <table:table-cell table:style-name="ce9" office:value-type="string" calcext:value-type="string">
            <text:p>op3</text:p>
          </table:table-cell>
          <table:table-cell table:style-name="ce9" office:value-type="float" office:value="110111" calcext:value-type="float">
            <text:p>110111</text:p>
          </table:table-cell>
          <table:table-cell table:style-name="ce9" office:value-type="string" calcext:value-type="string">
            <text:p>opc</text:p>
          </table:table-cell>
          <table:table-cell table:style-name="ce9"/>
          <table:table-cell table:style-name="ce8" office:value-type="string" calcext:value-type="string">
            <text:p>Coprocessor Operate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B34</text:p>
          </table:table-cell>
          <table:table-cell table:style-name="ce9" office:value-type="string" calcext:value-type="string">
            <text:p>Coprocessor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p30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4" office:value-type="string" calcext:value-type="string">
            <text:p>Opc: coproc specific</text:p>
          </table:table-cell>
          <table:table-cell table:style-name="ce15" office:value-type="string" calcext:value-type="string">
            <text:p>cccc</text:p>
          </table:table-cell>
          <table:table-cell table:style-name="ce17" table:formula="of:=LOWER([.J201])" office:value-type="string" office:string-value="cpop2" calcext:value-type="string">
            <text:p>cpop2</text:p>
          </table:table-cell>
          <table:table-cell table:style-name="ce16" office:value-type="float" office:value="4" calcext:value-type="float">
            <text:p>4</text:p>
          </table:table-cell>
          <table:table-cell table:style-name="ce8" office:value-type="string" calcext:value-type="string">
            <text:p>opc</text:p>
          </table:table-cell>
          <table:table-cell table:style-name="ce8" office:value-type="string" calcext:value-type="string">
            <text:p>cprs1</text:p>
          </table:table-cell>
          <table:table-cell table:style-name="ce8" office:value-type="string" calcext:value-type="string">
            <text:p>cprs2</text:p>
          </table:table-cell>
          <table:table-cell table:style-name="ce8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Pop1</text:p>
          </table:table-cell>
          <table:table-cell office:value-type="string" calcext:value-type="string">
            <text:p>opc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" calcext:value-type="float">
            <text:p>001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2])" office:value-type="string" office:string-value="ldsb" calcext:value-type="string">
            <text:p>lds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Pop2</text:p>
          </table:table-cell>
          <table:table-cell office:value-type="string" calcext:value-type="string">
            <text:p>opc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Coprocessor Operate</text:p>
          </table:table-cell>
          <table:table-cell/>
          <table:table-cell office:value-type="string" calcext:value-type="string">
            <text:p>B34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3])" office:value-type="string" office:string-value="ldsh" calcext:value-type="string">
            <text:p>lds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4])" office:value-type="string" office:string-value="ldub" calcext:value-type="string">
            <text:p>ld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U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5])" office:value-type="string" office:string-value="lduh" calcext:value-type="string">
            <text:p>ldu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6])" office:value-type="string" office:string-value="ld" calcext:value-type="string">
            <text:p>l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B1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07])" office:value-type="string" office:string-value="ldd" calcext:value-type="string">
            <text:p>ld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f</text:p>
          </table:table-cell>
          <table:table-cell table:style-name="ce16" office:value-type="string" calcext:value-type="string">
            <text:p>l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f</text:p>
          </table:table-cell>
          <table:table-cell table:style-name="ce16" office:value-type="string" calcext:value-type="string">
            <text:p>ld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F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B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g</text:p>
          </table:table-cell>
          <table:table-cell table:style-name="ce16" office:value-type="string" calcext:value-type="string">
            <text:p>ldf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c</text:p>
          </table:table-cell>
          <table:table-cell table:style-name="ce16" office:value-type="string" calcext:value-type="string">
            <text:p>l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11" calcext:value-type="float">
            <text:p>11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c</text:p>
          </table:table-cell>
          <table:table-cell table:style-name="ce16" office:value-type="string" calcext:value-type="string">
            <text:p>ld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CSR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1" calcext:value-type="float">
            <text:p>11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B3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g</text:p>
          </table:table-cell>
          <table:table-cell table:style-name="ce16" office:value-type="string" calcext:value-type="string">
            <text:p>ldc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14])" office:value-type="string" office:string-value="stb" calcext:value-type="string">
            <text:p>st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H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15])" office:value-type="string" office:string-value="sth" calcext:value-type="string">
            <text:p>sth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16])" office:value-type="string" office:string-value="st" calcext:value-type="string">
            <text:p>st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B4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rn</text:p>
          </table:table-cell>
          <table:table-cell table:style-name="ce16" table:formula="of:=LOWER([.J217])" office:value-type="string" office:string-value="std" calcext:value-type="string">
            <text:p>st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rn</text:p>
          </table:table-cell>
          <table:table-cell table:style-name="ce16" table:formula="of:=LOWER([.J218])" office:value-type="string" office:string-value="stf" calcext:value-type="string">
            <text:p>st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F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frn</text:p>
          </table:table-cell>
          <table:table-cell table:style-name="ce16" table:formula="of:=LOWER([.J219])" office:value-type="string" office:string-value="stdf" calcext:value-type="string">
            <text:p>stdf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F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grn</text:p>
          </table:table-cell>
          <table:table-cell table:style-name="ce16" table:formula="of:=LOWER([.J220])" office:value-type="string" office:string-value="stfsr" calcext:value-type="string">
            <text:p>stf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FQ 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string" calcext:value-type="string">
            <text:p>B5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grn</text:p>
          </table:table-cell>
          <table:table-cell table:style-name="ce16" table:formula="of:=LOWER([.J221])" office:value-type="string" office:string-value="stdfq " calcext:value-type="string">
            <text:p>stdfq 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0" calcext:value-type="float">
            <text:p>11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crn</text:p>
          </table:table-cell>
          <table:table-cell table:style-name="ce16" table:formula="of:=LOWER([.J222])" office:value-type="string" office:string-value="stc" calcext:value-type="string">
            <text:p>st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1" calcext:value-type="float">
            <text:p>11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crn</text:p>
          </table:table-cell>
          <table:table-cell table:style-name="ce16" table:formula="of:=LOWER([.J223])" office:value-type="string" office:string-value="stdc" calcext:value-type="string">
            <text:p>std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CS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1" calcext:value-type="float">
            <text:p>11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grn</text:p>
          </table:table-cell>
          <table:table-cell table:style-name="ce16" table:formula="of:=LOWER([.J224])" office:value-type="string" office:string-value="stcsr" calcext:value-type="string">
            <text:p>stcs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STDCQ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0" calcext:value-type="float">
            <text:p>11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B6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grn</text:p>
          </table:table-cell>
          <table:table-cell table:style-name="ce16" table:formula="of:=LOWER([.J225])" office:value-type="string" office:string-value="stdcq" calcext:value-type="string">
            <text:p>stdcq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LDST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" calcext:value-type="float">
            <text:p>001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B7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35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26])" office:value-type="string" office:string-value="ldstub" calcext:value-type="string">
            <text:p>ldst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" calcext:value-type="float">
            <text:p>0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27])" office:value-type="string" office:string-value="and" calcext:value-type="string">
            <text:p>an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" calcext:value-type="float">
            <text:p>01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28])" office:value-type="string" office:string-value="andcc" calcext:value-type="string">
            <text:p>an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rc V8</text:p>
          </table:table-cell>
          <table:table-cell office:value-type="string" calcext:value-type="string">
            <text:p>ANDN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" calcext:value-type="float">
            <text:p>0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29])" office:value-type="string" office:string-value="andn" calcext:value-type="string">
            <text:p>andn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ANDN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1" calcext:value-type="float">
            <text:p>01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0])" office:value-type="string" office:string-value="andncc" calcext:value-type="string">
            <text:p>andn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" calcext:value-type="float">
            <text:p>0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1])" office:value-type="string" office:string-value="or" calcext:value-type="string">
            <text:p>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" calcext:value-type="float">
            <text:p>01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2])" office:value-type="string" office:string-value="orcc" calcext:value-type="string">
            <text:p>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ORN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" calcext:value-type="float">
            <text:p>0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3])" office:value-type="string" office:string-value="orn" calcext:value-type="string">
            <text:p>orn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ORN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0" calcext:value-type="float">
            <text:p>01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4])" office:value-type="string" office:string-value="orncc" calcext:value-type="string">
            <text:p>orn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X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" calcext:value-type="float">
            <text:p>0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5])" office:value-type="string" office:string-value="xor" calcext:value-type="string">
            <text:p>x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X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" calcext:value-type="float">
            <text:p>01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6])" office:value-type="string" office:string-value="xorcc" calcext:value-type="string">
            <text:p>x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XNOR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" calcext:value-type="float">
            <text:p>0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7])" office:value-type="string" office:string-value="xnor" calcext:value-type="string">
            <text:p>xnor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XNOR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1" calcext:value-type="float">
            <text:p>01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B11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8])" office:value-type="string" office:string-value="xnorcc" calcext:value-type="string">
            <text:p>xnor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L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1" calcext:value-type="float">
            <text:p>100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39])" office:value-type="string" office:string-value="sll" calcext:value-type="string">
            <text:p>sl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R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0" calcext:value-type="float">
            <text:p>100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0])" office:value-type="string" office:string-value="srl" calcext:value-type="string">
            <text:p>sr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RA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11" calcext:value-type="float">
            <text:p>100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1])" office:value-type="string" office:string-value="sra" calcext:value-type="string">
            <text:p>sra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ADD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0" calcext:value-type="float">
            <text:p>0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2])" office:value-type="string" office:string-value="add" calcext:value-type="string">
            <text:p>add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AD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" calcext:value-type="float">
            <text:p>01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3])" office:value-type="string" office:string-value="addcc" calcext:value-type="string">
            <text:p>ad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ADDX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" calcext:value-type="float">
            <text:p>00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4])" office:value-type="string" office:string-value="addx" calcext:value-type="string">
            <text:p>addx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ADDX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0" calcext:value-type="float">
            <text:p>01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5])" office:value-type="string" office:string-value="addxcc" calcext:value-type="string">
            <text:p>addx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TADD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6])" office:value-type="string" office:string-value="taddcc" calcext:value-type="string">
            <text:p>tadd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TADDccT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0" calcext:value-type="float">
            <text:p>100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7])" office:value-type="string" office:string-value="taddcctv" calcext:value-type="string">
            <text:p>taddcct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UB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" calcext:value-type="float">
            <text:p>0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8])" office:value-type="string" office:string-value="sub" calcext:value-type="string">
            <text:p>sub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UB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0" calcext:value-type="float">
            <text:p>01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49])" office:value-type="string" office:string-value="subcc" calcext:value-type="string">
            <text:p>sub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UBX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0" calcext:value-type="float">
            <text:p>00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0])" office:value-type="string" office:string-value="subx" calcext:value-type="string">
            <text:p>subx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SUBX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" calcext:value-type="float">
            <text:p>01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1])" office:value-type="string" office:string-value="subxcc" calcext:value-type="string">
            <text:p>subx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it</text:p>
          </table:table-cell>
          <table:table-cell office:value-type="string" calcext:value-type="string">
            <text:p>TSUB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B16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2])" office:value-type="string" office:string-value="tsubcc" calcext:value-type="string">
            <text:p>tsub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SUBccT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011" calcext:value-type="float">
            <text:p>100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B16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3])" office:value-type="string" office:string-value="tsubcctv" calcext:value-type="string">
            <text:p>tsubcct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MULS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0100" calcext:value-type="float">
            <text:p>100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B17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4])" office:value-type="string" office:string-value="mulscc" calcext:value-type="string">
            <text:p>muls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UMU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0" calcext:value-type="float">
            <text:p>00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5])" office:value-type="string" office:string-value="umul" calcext:value-type="string">
            <text:p>umu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SMU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011" calcext:value-type="float">
            <text:p>00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6])" office:value-type="string" office:string-value="smul" calcext:value-type="string">
            <text:p>smu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UMUL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0" calcext:value-type="float">
            <text:p>0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7])" office:value-type="string" office:string-value="umulcc" calcext:value-type="string">
            <text:p>umul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SMUL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011" calcext:value-type="float">
            <text:p>01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B18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8])" office:value-type="string" office:string-value="smulcc" calcext:value-type="string">
            <text:p>smul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UDI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" calcext:value-type="float">
            <text:p>001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59])" office:value-type="string" office:string-value="udiv" calcext:value-type="string">
            <text:p>udi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SDIV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" calcext:value-type="float">
            <text:p>00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60])" office:value-type="string" office:string-value="sdiv" calcext:value-type="string">
            <text:p>sdiv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UDIV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" calcext:value-type="float">
            <text:p>0111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61])" office:value-type="string" office:string-value="udivcc" calcext:value-type="string">
            <text:p>udiv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SDIVcc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1" calcext:value-type="float">
            <text:p>0111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string" calcext:value-type="string">
            <text:p>B19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62])" office:value-type="string" office:string-value="sdivcc" calcext:value-type="string">
            <text:p>sdivcc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SAVE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0" calcext:value-type="float">
            <text:p>1111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B20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63])" office:value-type="string" office:string-value="save" calcext:value-type="string">
            <text:p>save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RESTORE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101" calcext:value-type="float">
            <text:p>1111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B20</text:p>
          </table:table-cell>
          <table:table-cell table:style-name="ce2" office:value-type="string" calcext:value-type="string">
            <text:p>Integer Arit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264])" office:value-type="string" office:string-value="restore" calcext:value-type="string">
            <text:p>restore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65]); &quot;,a&quot;)" office:value-type="string" office:string-value="ba,a" calcext:value-type="string">
            <text:p>ba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66]); &quot;,a&quot;)" office:value-type="string" office:string-value="bn,a" calcext:value-type="string">
            <text:p>bn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N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67]); &quot;,a&quot;)" office:value-type="string" office:string-value="bne,a" calcext:value-type="string">
            <text:p>bn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68]); &quot;,a&quot;)" office:value-type="string" office:string-value="be,a" calcext:value-type="string">
            <text:p>b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69]); &quot;,a&quot;)" office:value-type="string" office:string-value="bg,a" calcext:value-type="string">
            <text:p>bg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0]); &quot;,a&quot;)" office:value-type="string" office:string-value="ble,a" calcext:value-type="string">
            <text:p>bl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1]); &quot;,a&quot;)" office:value-type="string" office:string-value="bge,a" calcext:value-type="string">
            <text:p>bg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2]); &quot;,a&quot;)" office:value-type="string" office:string-value="bl,a" calcext:value-type="string">
            <text:p>bl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G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3]); &quot;,a&quot;)" office:value-type="string" office:string-value="bgu,a" calcext:value-type="string">
            <text:p>bgu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LE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4]); &quot;,a&quot;)" office:value-type="string" office:string-value="bleu,a" calcext:value-type="string">
            <text:p>bleu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CC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5]); &quot;,a&quot;)" office:value-type="string" office:string-value="bcc,a" calcext:value-type="string">
            <text:p>bcc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C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6]); &quot;,a&quot;)" office:value-type="string" office:string-value="bcs,a" calcext:value-type="string">
            <text:p>bcs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PO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7]); &quot;,a&quot;)" office:value-type="string" office:string-value="bpos,a" calcext:value-type="string">
            <text:p>bpos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NE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8]); &quot;,a&quot;)" office:value-type="string" office:string-value="bneg,a" calcext:value-type="string">
            <text:p>bneg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VC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79]); &quot;,a&quot;)" office:value-type="string" office:string-value="bvc,a" calcext:value-type="string">
            <text:p>bvc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BVS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string" calcext:value-type="string">
            <text:p>B21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0]); &quot;,a&quot;)" office:value-type="string" office:string-value="bvs,a" calcext:value-type="string">
            <text:p>bvs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81]); &quot;,a&quot;)" office:value-type="string" office:string-value="fba,a" calcext:value-type="string">
            <text:p>fba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2]); &quot;,a&quot;)" office:value-type="string" office:string-value="fbn,a" calcext:value-type="string">
            <text:p>fbn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3]); &quot;,a&quot;)" office:value-type="string" office:string-value="fbu,a" calcext:value-type="string">
            <text:p>fbu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4]); &quot;,a&quot;)" office:value-type="string" office:string-value="fbg,a" calcext:value-type="string">
            <text:p>fbg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5]); &quot;,a&quot;)" office:value-type="string" office:string-value="fbug,a" calcext:value-type="string">
            <text:p>fbug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6]); &quot;,a&quot;)" office:value-type="string" office:string-value="fbl,a" calcext:value-type="string">
            <text:p>fbl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L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7]); &quot;,a&quot;)" office:value-type="string" office:string-value="fbul,a" calcext:value-type="string">
            <text:p>fbul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LG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8]); &quot;,a&quot;)" office:value-type="string" office:string-value="fblg,a" calcext:value-type="string">
            <text:p>fblg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N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89]); &quot;,a&quot;)" office:value-type="string" office:string-value="fbne,a" calcext:value-type="string">
            <text:p>fbn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90]); &quot;,a&quot;)" office:value-type="string" office:string-value="fbe,a" calcext:value-type="string">
            <text:p>fb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91]); &quot;,a&quot;)" office:value-type="string" office:string-value="fbue,a" calcext:value-type="string">
            <text:p>fbu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0" office:value-type="string" calcext:value-type="string">
            <text:p>n</text:p>
          </table:table-cell>
          <table:table-cell table:style-name="ce16" table:formula="of:=CONCATENATE (LOWER([.J292]); &quot;,a&quot;)" office:value-type="string" office:string-value="fbge,a" calcext:value-type="string">
            <text:p>fbg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G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3]); &quot;,a&quot;)" office:value-type="string" office:string-value="fbuge,a" calcext:value-type="string">
            <text:p>fbug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4]); &quot;,a&quot;)" office:value-type="string" office:string-value="fble,a" calcext:value-type="string">
            <text:p>fbl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ULE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5]); &quot;,a&quot;)" office:value-type="string" office:string-value="fbule,a" calcext:value-type="string">
            <text:p>fbule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FBO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string" calcext:value-type="string">
            <text:p>B22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6]); &quot;,a&quot;)" office:value-type="string" office:string-value="fbo,a" calcext:value-type="string">
            <text:p>fbo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A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7]); &quot;,a&quot;)" office:value-type="string" office:string-value="cba,a" calcext:value-type="string">
            <text:p>cba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N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0" calcext:value-type="float">
            <text:p>00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8]); &quot;,a&quot;)" office:value-type="string" office:string-value="cbn,a" calcext:value-type="string">
            <text:p>cbn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" calcext:value-type="float">
            <text:p>0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299]); &quot;,a&quot;)" office:value-type="string" office:string-value="cb3,a" calcext:value-type="string">
            <text:p>cb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" calcext:value-type="float">
            <text:p>0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0]); &quot;,a&quot;)" office:value-type="string" office:string-value="cb2,a" calcext:value-type="string">
            <text:p>cb2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" calcext:value-type="float">
            <text:p>0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1]); &quot;,a&quot;)" office:value-type="string" office:string-value="cb23,a" calcext:value-type="string">
            <text:p>cb2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1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" calcext:value-type="float">
            <text:p>0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2]); &quot;,a&quot;)" office:value-type="string" office:string-value="cb1,a" calcext:value-type="string">
            <text:p>cb1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1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" calcext:value-type="float">
            <text:p>0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3]); &quot;,a&quot;)" office:value-type="string" office:string-value="cb13,a" calcext:value-type="string">
            <text:p>cb1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1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" calcext:value-type="float">
            <text:p>0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4]); &quot;,a&quot;)" office:value-type="string" office:string-value="cb12,a" calcext:value-type="string">
            <text:p>cb12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1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" calcext:value-type="float">
            <text:p>0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5]); &quot;,a&quot;)" office:value-type="string" office:string-value="cb123,a" calcext:value-type="string">
            <text:p>cb12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6]); &quot;,a&quot;)" office:value-type="string" office:string-value="cb0,a" calcext:value-type="string">
            <text:p>cb0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7]); &quot;,a&quot;)" office:value-type="string" office:string-value="cb03,a" calcext:value-type="string">
            <text:p>cb0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8]); &quot;,a&quot;)" office:value-type="string" office:string-value="cb02,a" calcext:value-type="string">
            <text:p>cb02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2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09]); &quot;,a&quot;)" office:value-type="string" office:string-value="cb023,a" calcext:value-type="string">
            <text:p>cb02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1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10]); &quot;,a&quot;)" office:value-type="string" office:string-value="cb01,a" calcext:value-type="string">
            <text:p>cb01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13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11]); &quot;,a&quot;)" office:value-type="string" office:string-value="cb013,a" calcext:value-type="string">
            <text:p>cb013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3">
          <table:table-cell table:number-columns-repeated="9"/>
          <table:table-cell office:value-type="string" calcext:value-type="string">
            <text:p>CB012</text:p>
          </table:table-cell>
          <table:table-cell table:style-name="ce2" office:value-type="string" calcext:value-type="string">
            <text:p>op2</text:p>
          </table:table-cell>
          <table:table-cell table:style-name="ce4" office:value-type="float" office:value="1111" calcext:value-type="float">
            <text:p>1111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B23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21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6" table:formula="of:=CONCATENATE (LOWER([.J312]); &quot;,a&quot;)" office:value-type="string" office:string-value="cb012,a" calcext:value-type="string">
            <text:p>cb012,a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JMPL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0" calcext:value-type="float">
            <text:p>11100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B25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2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r</text:p>
          </table:table-cell>
          <table:table-cell table:style-name="ce16" table:formula="of:=LOWER([.J313])" office:value-type="string" office:string-value="jmpl" calcext:value-type="string">
            <text:p>jmpl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RETT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float" office:value="111001" calcext:value-type="float">
            <text:p>11100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string" calcext:value-type="string">
            <text:p>B26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4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4])" office:value-type="string" office:string-value="rett" calcext:value-type="string">
            <text:p>rett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A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5])" office:value-type="string" office:string-value="ta" calcext:value-type="string">
            <text:p>ta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N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6])" office:value-type="string" office:string-value="tn" calcext:value-type="string">
            <text:p>tn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N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7])" office:value-type="string" office:string-value="tne" calcext:value-type="string">
            <text:p>tn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8])" office:value-type="string" office:string-value="te" calcext:value-type="string">
            <text:p>t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G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19])" office:value-type="string" office:string-value="tg" calcext:value-type="string">
            <text:p>tg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L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0])" office:value-type="string" office:string-value="tle" calcext:value-type="string">
            <text:p>tl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GE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1])" office:value-type="string" office:string-value="tge" calcext:value-type="string">
            <text:p>tge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L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2])" office:value-type="string" office:string-value="tl" calcext:value-type="string">
            <text:p>tl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GU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3])" office:value-type="string" office:string-value="tgu" calcext:value-type="string">
            <text:p>tgu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LEU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4])" office:value-type="string" office:string-value="tleu" calcext:value-type="string">
            <text:p>tleu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CC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5])" office:value-type="string" office:string-value="tcc" calcext:value-type="string">
            <text:p>tcc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C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6])" office:value-type="string" office:string-value="tcs" calcext:value-type="string">
            <text:p>tc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PO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7])" office:value-type="string" office:string-value="tpos" calcext:value-type="string">
            <text:p>tpo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NEG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8])" office:value-type="string" office:string-value="tneg" calcext:value-type="string">
            <text:p>tneg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VC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29])" office:value-type="string" office:string-value="tvc" calcext:value-type="string">
            <text:p>tvc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TVS</text:p>
          </table:table-cell>
          <table:table-cell table:style-name="ce2" office:value-type="string" calcext:value-type="string">
            <text:p>op3</text:p>
          </table:table-cell>
          <table:table-cell table:style-name="ce4" office:value-type="float" office:value="111010" calcext:value-type="float">
            <text:p>111010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string" calcext:value-type="string">
            <text:p>B27</text:p>
          </table:table-cell>
          <table:table-cell table:style-name="ce2" office:value-type="string" calcext:value-type="string">
            <text:p>Control Transf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p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30])" office:value-type="string" office:string-value="tvs" calcext:value-type="string">
            <text:p>tvs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>
          <table:table-cell table:number-columns-repeated="9"/>
          <table:table-cell office:value-type="string" calcext:value-type="string">
            <text:p>FLUSH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float" office:value="111011" calcext:value-type="float">
            <text:p>11101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B32</text:p>
          </table:table-cell>
          <table:table-cell table:style-name="ce2" office:value-type="string" calcext:value-type="string">
            <text:p>Load/Sto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p44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string" calcext:value-type="string">
            <text:p>rn</text:p>
          </table:table-cell>
          <table:table-cell table:style-name="ce16" table:formula="of:=LOWER([.J331])" office:value-type="string" office:string-value="flush" calcext:value-type="string">
            <text:p>flush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993"/>
        </table:table-row>
        <table:table-row table:style-name="ro2" table:number-rows-repeated="10482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ts" table:style-name="ta1">
        <office:forms form:automatic-focus="false" form:apply-design-mode="false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8" table:default-cell-style-name="ce18"/>
        <table:table-column table:style-name="co8" table:default-cell-style-name="ce11"/>
        <table:table-column table:style-name="co9" table:number-columns-repeated="4" table:default-cell-style-name="ce11"/>
        <table:table-column table:style-name="co11" table:default-cell-style-name="ce18"/>
        <table:table-column table:style-name="co8" table:number-columns-repeated="6" table:default-cell-style-name="ce11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 table:number-rows-repeated="1048514">
          <table:table-cell table:number-columns-repeated="57"/>
        </table:table-row>
        <table:table-row table:style-name="ro2">
          <table:table-cell table:number-columns-repeated="57"/>
        </table:table-row>
      </table:table>
      <table:table table:name="Sheet3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2"/>
        <table:table-column table:style-name="co8" table:default-cell-style-name="ce3"/>
        <table:table-column table:style-name="co12" table:default-cell-style-name="Default"/>
        <table:table-column table:style-name="co13" table:default-cell-style-name="ce2"/>
        <table:table-column table:style-name="co8" table:number-columns-repeated="3" table:default-cell-style-name="ce2"/>
        <table:table-column table:style-name="co8" table:number-columns-repeated="9" table:default-cell-style-name="Default"/>
        <table:table-row table:style-name="ro4">
          <table:table-cell table:style-name="ce13" office:value-type="string" calcext:value-type="string">
            <text:p>Opcode</text:p>
          </table:table-cell>
          <table:table-cell table:style-name="ce13" office:value-type="string" calcext:value-type="string">
            <text:p>Field that will use the value in next column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Operation</text:p>
          </table:table-cell>
          <table:table-cell table:style-name="ce13" office:value-type="string" calcext:value-type="string">
            <text:p>Insn_Category</text:p>
          </table:table-cell>
          <table:table-cell table:style-name="ce13" office:value-type="string" calcext:value-type="string">
            <text:p>Format Index</text:p>
          </table:table-cell>
          <table:table-cell table:style-name="ce13" office:value-type="string" calcext:value-type="string">
            <text:p>Processing Status</text:p>
          </table:table-cell>
          <table:table-cell table:style-name="ce13" office:value-type="string" calcext:value-type="string">
            <text:p>Privilege</text:p>
            <text:p>(0 – no, 1 – yes, 2 – if ref’d ASR is privilege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style-name="ce3"/>
          <table:table-cell/>
          <table:table-cell table:style-name="ce2" table:number-columns-repeated="4"/>
        </table:table-row>
        <table:table-row table:style-name="ro2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UB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U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? Using SMU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2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2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2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2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2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2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2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2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2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2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2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Sheet4" table:style-name="ta1">
        <office:forms form:automatic-focus="false" form:apply-design-mode="false"/>
        <table:table-column table:style-name="co8" table:default-cell-style-name="Default"/>
        <table:table-column table:style-name="co14" table:default-cell-style-name="ce18"/>
        <table:table-column table:style-name="co8" table:default-cell-style-name="Default"/>
        <table:table-column table:style-name="co15" table:default-cell-style-name="ce18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LDSB (LDSBA†)</text:p>
          </table:table-cell>
          <table:table-cell/>
          <table:table-cell office:value-type="string" calcext:value-type="string">
            <text:p>Load Signed Byte (from Alternate space)</text:p>
          </table:table-cell>
        </table:table-row>
        <table:table-row table:style-name="ro2">
          <table:table-cell/>
          <table:table-cell office:value-type="string" calcext:value-type="string">
            <text:p>LDSH (LDSHA†)</text:p>
          </table:table-cell>
          <table:table-cell/>
          <table:table-cell office:value-type="string" calcext:value-type="string">
            <text:p>Load Signed Halfword (from Alternate space)</text:p>
          </table:table-cell>
        </table:table-row>
        <table:table-row table:style-name="ro2">
          <table:table-cell/>
          <table:table-cell office:value-type="string" calcext:value-type="string">
            <text:p>LDUB (LDUBA†)</text:p>
          </table:table-cell>
          <table:table-cell/>
          <table:table-cell office:value-type="string" calcext:value-type="string">
            <text:p>Load Unsigned Byte (from Alternate space)</text:p>
          </table:table-cell>
        </table:table-row>
        <table:table-row table:style-name="ro2">
          <table:table-cell/>
          <table:table-cell office:value-type="string" calcext:value-type="string">
            <text:p>LDUH (LDUHA†)</text:p>
          </table:table-cell>
          <table:table-cell/>
          <table:table-cell office:value-type="string" calcext:value-type="string">
            <text:p>Load Unsigned Halfword (from Alternate space)</text:p>
          </table:table-cell>
        </table:table-row>
        <table:table-row table:style-name="ro2">
          <table:table-cell/>
          <table:table-cell office:value-type="string" calcext:value-type="string">
            <text:p>LD (LDA†)</text:p>
          </table:table-cell>
          <table:table-cell/>
          <table:table-cell office:value-type="string" calcext:value-type="string">
            <text:p>Load Word (from Alternate space)</text:p>
          </table:table-cell>
        </table:table-row>
        <table:table-row table:style-name="ro2">
          <table:table-cell/>
          <table:table-cell office:value-type="string" calcext:value-type="string">
            <text:p>LDD (LDDA†)</text:p>
          </table:table-cell>
          <table:table-cell/>
          <table:table-cell office:value-type="string" calcext:value-type="string">
            <text:p>Load Doubleword (from Alternate space)</text:p>
          </table:table-cell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/>
          <table:table-cell office:value-type="string" calcext:value-type="string">
            <text:p>Load Floating-point</text:p>
          </table:table-cell>
        </table:table-row>
        <table:table-row table:style-name="ro2">
          <table:table-cell/>
          <table:table-cell office:value-type="string" calcext:value-type="string">
            <text:p>LDDF</text:p>
          </table:table-cell>
          <table:table-cell/>
          <table:table-cell office:value-type="string" calcext:value-type="string">
            <text:p>Load Double Floating-point</text:p>
          </table:table-cell>
        </table:table-row>
        <table:table-row table:style-name="ro2">
          <table:table-cell/>
          <table:table-cell office:value-type="string" calcext:value-type="string">
            <text:p>LDFSR</text:p>
          </table:table-cell>
          <table:table-cell/>
          <table:table-cell office:value-type="string" calcext:value-type="string">
            <text:p>Load Floating-point State Register</text:p>
          </table:table-cell>
        </table:table-row>
        <table:table-row table:style-name="ro2">
          <table:table-cell/>
          <table:table-cell office:value-type="string" calcext:value-type="string">
            <text:p>LDC</text:p>
          </table:table-cell>
          <table:table-cell/>
          <table:table-cell office:value-type="string" calcext:value-type="string">
            <text:p>Load Coprocessor</text:p>
          </table:table-cell>
        </table:table-row>
        <table:table-row table:style-name="ro2">
          <table:table-cell/>
          <table:table-cell office:value-type="string" calcext:value-type="string">
            <text:p>LDDC</text:p>
          </table:table-cell>
          <table:table-cell/>
          <table:table-cell office:value-type="string" calcext:value-type="string">
            <text:p>Load Double Coprocessor</text:p>
          </table:table-cell>
        </table:table-row>
        <table:table-row table:style-name="ro2">
          <table:table-cell/>
          <table:table-cell office:value-type="string" calcext:value-type="string">
            <text:p>LDCSR</text:p>
          </table:table-cell>
          <table:table-cell/>
          <table:table-cell office:value-type="string" calcext:value-type="string">
            <text:p>Load Coprocessor State Register</text:p>
          </table:table-cell>
        </table:table-row>
        <table:table-row table:style-name="ro2">
          <table:table-cell/>
          <table:table-cell office:value-type="string" calcext:value-type="string">
            <text:p>STB (STBA†)</text:p>
          </table:table-cell>
          <table:table-cell/>
          <table:table-cell office:value-type="string" calcext:value-type="string">
            <text:p>Store Byte (into Alternate space)</text:p>
          </table:table-cell>
        </table:table-row>
        <table:table-row table:style-name="ro2">
          <table:table-cell/>
          <table:table-cell office:value-type="string" calcext:value-type="string">
            <text:p>STH (STHA†)</text:p>
          </table:table-cell>
          <table:table-cell/>
          <table:table-cell office:value-type="string" calcext:value-type="string">
            <text:p>Store Halfword (into Alternate space)</text:p>
          </table:table-cell>
        </table:table-row>
        <table:table-row table:style-name="ro2">
          <table:table-cell/>
          <table:table-cell office:value-type="string" calcext:value-type="string">
            <text:p>ST (STA†)</text:p>
          </table:table-cell>
          <table:table-cell/>
          <table:table-cell office:value-type="string" calcext:value-type="string">
            <text:p>Store Word (into Alternate space)</text:p>
          </table:table-cell>
        </table:table-row>
        <table:table-row table:style-name="ro2">
          <table:table-cell/>
          <table:table-cell office:value-type="string" calcext:value-type="string">
            <text:p>STD (STDA†)</text:p>
          </table:table-cell>
          <table:table-cell/>
          <table:table-cell office:value-type="string" calcext:value-type="string">
            <text:p>Store Doubleword (into Alternate space)</text:p>
          </table:table-cell>
        </table:table-row>
        <table:table-row table:style-name="ro2">
          <table:table-cell/>
          <table:table-cell office:value-type="string" calcext:value-type="string">
            <text:p>STF</text:p>
          </table:table-cell>
          <table:table-cell/>
          <table:table-cell office:value-type="string" calcext:value-type="string">
            <text:p>Store Floating-point</text:p>
          </table:table-cell>
        </table:table-row>
        <table:table-row table:style-name="ro2">
          <table:table-cell/>
          <table:table-cell office:value-type="string" calcext:value-type="string">
            <text:p>STDF</text:p>
          </table:table-cell>
          <table:table-cell/>
          <table:table-cell office:value-type="string" calcext:value-type="string">
            <text:p>Store Double Floating-point</text:p>
          </table:table-cell>
        </table:table-row>
        <table:table-row table:style-name="ro2">
          <table:table-cell/>
          <table:table-cell office:value-type="string" calcext:value-type="string">
            <text:p>STFSR</text:p>
          </table:table-cell>
          <table:table-cell/>
          <table:table-cell office:value-type="string" calcext:value-type="string">
            <text:p>Store Floating-point State Register</text:p>
          </table:table-cell>
        </table:table-row>
        <table:table-row table:style-name="ro2">
          <table:table-cell/>
          <table:table-cell office:value-type="string" calcext:value-type="string">
            <text:p>STDFQ†</text:p>
          </table:table-cell>
          <table:table-cell/>
          <table:table-cell office:value-type="string" calcext:value-type="string">
            <text:p>Store Double Floating-point deferred-trap Queue</text:p>
          </table:table-cell>
        </table:table-row>
        <table:table-row table:style-name="ro2">
          <table:table-cell/>
          <table:table-cell office:value-type="string" calcext:value-type="string">
            <text:p>STC</text:p>
          </table:table-cell>
          <table:table-cell/>
          <table:table-cell office:value-type="string" calcext:value-type="string">
            <text:p>Store Coprocessor</text:p>
          </table:table-cell>
        </table:table-row>
        <table:table-row table:style-name="ro2">
          <table:table-cell/>
          <table:table-cell office:value-type="string" calcext:value-type="string">
            <text:p>STDC</text:p>
          </table:table-cell>
          <table:table-cell/>
          <table:table-cell office:value-type="string" calcext:value-type="string">
            <text:p>Store Double Coprocessor</text:p>
          </table:table-cell>
        </table:table-row>
        <table:table-row table:style-name="ro2">
          <table:table-cell/>
          <table:table-cell office:value-type="string" calcext:value-type="string">
            <text:p>STCSR</text:p>
          </table:table-cell>
          <table:table-cell/>
          <table:table-cell office:value-type="string" calcext:value-type="string">
            <text:p>Store Coprocessor State Register</text:p>
          </table:table-cell>
        </table:table-row>
        <table:table-row table:style-name="ro2">
          <table:table-cell/>
          <table:table-cell office:value-type="string" calcext:value-type="string">
            <text:p>STDCQ†</text:p>
          </table:table-cell>
          <table:table-cell/>
          <table:table-cell office:value-type="string" calcext:value-type="string">
            <text:p>Store Double Coprocessor deferred-trap Queue</text:p>
          </table:table-cell>
        </table:table-row>
        <table:table-row table:style-name="ro2">
          <table:table-cell/>
          <table:table-cell office:value-type="string" calcext:value-type="string">
            <text:p>LDSTUB (LDSTUBA†)</text:p>
          </table:table-cell>
          <table:table-cell/>
          <table:table-cell office:value-type="string" calcext:value-type="string">
            <text:p>Atomic Load-Store Unsigned Byte (in Alternate space)</text:p>
          </table:table-cell>
        </table:table-row>
        <table:table-row table:style-name="ro2">
          <table:table-cell/>
          <table:table-cell office:value-type="string" calcext:value-type="string">
            <text:p>SWAP (SWAPA†) </text:p>
          </table:table-cell>
          <table:table-cell/>
          <table:table-cell office:value-type="string" calcext:value-type="string">
            <text:p>Swap r Register with Memory (in Alternate space)</text:p>
          </table:table-cell>
        </table:table-row>
        <table:table-row table:style-name="ro2">
          <table:table-cell/>
          <table:table-cell office:value-type="string" calcext:value-type="string">
            <text:p>SETHI</text:p>
          </table:table-cell>
          <table:table-cell/>
          <table:table-cell office:value-type="string" calcext:value-type="string">
            <text:p>Set High 22 bits of r Register</text:p>
          </table:table-cell>
        </table:table-row>
        <table:table-row table:style-name="ro2">
          <table:table-cell/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AND (ANDcc)</text:p>
          </table:table-cell>
          <table:table-cell/>
          <table:table-cell office:value-type="string" calcext:value-type="string">
            <text:p>And (and modify icc)</text:p>
          </table:table-cell>
        </table:table-row>
        <table:table-row table:style-name="ro2">
          <table:table-cell/>
          <table:table-cell office:value-type="string" calcext:value-type="string">
            <text:p>ANDN (ANDNcc)</text:p>
          </table:table-cell>
          <table:table-cell/>
          <table:table-cell office:value-type="string" calcext:value-type="string">
            <text:p>And Not (and modify icc)</text:p>
          </table:table-cell>
        </table:table-row>
        <table:table-row table:style-name="ro2">
          <table:table-cell/>
          <table:table-cell office:value-type="string" calcext:value-type="string">
            <text:p>OR (ORcc)</text:p>
          </table:table-cell>
          <table:table-cell/>
          <table:table-cell office:value-type="string" calcext:value-type="string">
            <text:p>Inclusive-Or (and modify icc)</text:p>
          </table:table-cell>
        </table:table-row>
        <table:table-row table:style-name="ro2">
          <table:table-cell/>
          <table:table-cell office:value-type="string" calcext:value-type="string">
            <text:p>ORN (ORNcc)</text:p>
          </table:table-cell>
          <table:table-cell/>
          <table:table-cell office:value-type="string" calcext:value-type="string">
            <text:p>Inclusive-Or Not (and modify icc)</text:p>
          </table:table-cell>
        </table:table-row>
        <table:table-row table:style-name="ro2">
          <table:table-cell/>
          <table:table-cell office:value-type="string" calcext:value-type="string">
            <text:p>XOR (XORcc)</text:p>
          </table:table-cell>
          <table:table-cell/>
          <table:table-cell office:value-type="string" calcext:value-type="string">
            <text:p>Exclusive-Or (and modify icc)</text:p>
          </table:table-cell>
        </table:table-row>
        <table:table-row table:style-name="ro2">
          <table:table-cell/>
          <table:table-cell office:value-type="string" calcext:value-type="string">
            <text:p>XNOR (XNORcc)</text:p>
          </table:table-cell>
          <table:table-cell/>
          <table:table-cell office:value-type="string" calcext:value-type="string">
            <text:p>Exclusive-Nor (and modify icc)</text:p>
          </table:table-cell>
        </table:table-row>
        <table:table-row table:style-name="ro2">
          <table:table-cell/>
          <table:table-cell office:value-type="string" calcext:value-type="string">
            <text:p>SLL</text:p>
          </table:table-cell>
          <table:table-cell/>
          <table:table-cell office:value-type="string" calcext:value-type="string">
            <text:p>Shift Left Logical</text:p>
          </table:table-cell>
        </table:table-row>
        <table:table-row table:style-name="ro2">
          <table:table-cell/>
          <table:table-cell office:value-type="string" calcext:value-type="string">
            <text:p>SRL</text:p>
          </table:table-cell>
          <table:table-cell/>
          <table:table-cell office:value-type="string" calcext:value-type="string">
            <text:p>Shift Right Logical</text:p>
          </table:table-cell>
        </table:table-row>
        <table:table-row table:style-name="ro2">
          <table:table-cell/>
          <table:table-cell office:value-type="string" calcext:value-type="string">
            <text:p>SRA</text:p>
          </table:table-cell>
          <table:table-cell/>
          <table:table-cell office:value-type="string" calcext:value-type="string">
            <text:p>Shift Right Arithmetic</text:p>
          </table:table-cell>
        </table:table-row>
        <table:table-row table:style-name="ro2">
          <table:table-cell/>
          <table:table-cell office:value-type="string" calcext:value-type="string">
            <text:p>ADD (ADDcc)</text:p>
          </table:table-cell>
          <table:table-cell/>
          <table:table-cell office:value-type="string" calcext:value-type="string">
            <text:p>Add (and modify icc)</text:p>
          </table:table-cell>
        </table:table-row>
        <table:table-row table:style-name="ro2">
          <table:table-cell/>
          <table:table-cell office:value-type="string" calcext:value-type="string">
            <text:p>ADDX (ADDXcc)</text:p>
          </table:table-cell>
          <table:table-cell/>
          <table:table-cell office:value-type="string" calcext:value-type="string">
            <text:p>Add with Carry (and modify icc)</text:p>
          </table:table-cell>
        </table:table-row>
        <table:table-row table:style-name="ro2">
          <table:table-cell/>
          <table:table-cell office:value-type="string" calcext:value-type="string">
            <text:p>TADDcc (TADDccTV)</text:p>
          </table:table-cell>
          <table:table-cell/>
          <table:table-cell office:value-type="string" calcext:value-type="string">
            <text:p>Tagged Add and modify icc (and Trap on overflow)</text:p>
          </table:table-cell>
        </table:table-row>
        <table:table-row table:style-name="ro2">
          <table:table-cell/>
          <table:table-cell office:value-type="string" calcext:value-type="string">
            <text:p>SUB (SUBcc)</text:p>
          </table:table-cell>
          <table:table-cell/>
          <table:table-cell office:value-type="string" calcext:value-type="string">
            <text:p>Subtract (and modify icc)</text:p>
          </table:table-cell>
        </table:table-row>
        <table:table-row table:style-name="ro2">
          <table:table-cell/>
          <table:table-cell office:value-type="string" calcext:value-type="string">
            <text:p>SUBX (SUBXcc)</text:p>
          </table:table-cell>
          <table:table-cell/>
          <table:table-cell office:value-type="string" calcext:value-type="string">
            <text:p>Subtract with Carry (and modify icc)</text:p>
          </table:table-cell>
        </table:table-row>
        <table:table-row table:style-name="ro2">
          <table:table-cell/>
          <table:table-cell office:value-type="string" calcext:value-type="string">
            <text:p>TSUBcc (TSUBccTV) </text:p>
          </table:table-cell>
          <table:table-cell/>
          <table:table-cell office:value-type="string" calcext:value-type="string">
            <text:p>Tagged Subtract and modify icc (and Trap on overflow)</text:p>
          </table:table-cell>
        </table:table-row>
        <table:table-row table:style-name="ro2">
          <table:table-cell/>
          <table:table-cell office:value-type="string" calcext:value-type="string">
            <text:p>MULScc</text:p>
          </table:table-cell>
          <table:table-cell/>
          <table:table-cell office:value-type="string" calcext:value-type="string">
            <text:p>Multiply Step (and modify icc)</text:p>
          </table:table-cell>
        </table:table-row>
        <table:table-row table:style-name="ro2">
          <table:table-cell/>
          <table:table-cell office:value-type="string" calcext:value-type="string">
            <text:p>UMUL (UMULcc)</text:p>
          </table:table-cell>
          <table:table-cell/>
          <table:table-cell office:value-type="string" calcext:value-type="string">
            <text:p>Unsigned Integer Multiply (and modify icc)</text:p>
          </table:table-cell>
        </table:table-row>
        <table:table-row table:style-name="ro2">
          <table:table-cell/>
          <table:table-cell office:value-type="string" calcext:value-type="string">
            <text:p>SMUL (SMULcc)</text:p>
          </table:table-cell>
          <table:table-cell/>
          <table:table-cell office:value-type="string" calcext:value-type="string">
            <text:p>Signed Integer Multiply (and modify icc)</text:p>
          </table:table-cell>
        </table:table-row>
        <table:table-row table:style-name="ro2">
          <table:table-cell/>
          <table:table-cell office:value-type="string" calcext:value-type="string">
            <text:p>UDIV (UDIVcc)</text:p>
          </table:table-cell>
          <table:table-cell/>
          <table:table-cell office:value-type="string" calcext:value-type="string">
            <text:p>Unsigned Integer Divide (and modify icc)</text:p>
          </table:table-cell>
        </table:table-row>
        <table:table-row table:style-name="ro2">
          <table:table-cell/>
          <table:table-cell office:value-type="string" calcext:value-type="string">
            <text:p>SDIV (SDIVcc)</text:p>
          </table:table-cell>
          <table:table-cell/>
          <table:table-cell office:value-type="string" calcext:value-type="string">
            <text:p>Signed Integer Divide (and modify icc)</text:p>
          </table:table-cell>
        </table:table-row>
        <table:table-row table:style-name="ro2">
          <table:table-cell/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ave caller’s window</text:p>
          </table:table-cell>
        </table:table-row>
        <table:table-row table:style-name="ro2">
          <table:table-cell/>
          <table:table-cell office:value-type="string" calcext:value-type="string">
            <text:p>RESTORE </text:p>
          </table:table-cell>
          <table:table-cell/>
          <table:table-cell office:value-type="string" calcext:value-type="string">
            <text:p>Restore caller’s window</text:p>
          </table:table-cell>
        </table:table-row>
        <table:table-row table:style-name="ro2">
          <table:table-cell/>
          <table:table-cell office:value-type="string" calcext:value-type="string">
            <text:p>Bicc</text:p>
          </table:table-cell>
          <table:table-cell/>
          <table:table-cell office:value-type="string" calcext:value-type="string">
            <text:p>Branch on integer condition codes</text:p>
          </table:table-cell>
        </table:table-row>
        <table:table-row table:style-name="ro2">
          <table:table-cell/>
          <table:table-cell office:value-type="string" calcext:value-type="string">
            <text:p>FBfcc</text:p>
          </table:table-cell>
          <table:table-cell/>
          <table:table-cell office:value-type="string" calcext:value-type="string">
            <text:p>Branch on floating-point condition codes</text:p>
          </table:table-cell>
        </table:table-row>
        <table:table-row table:style-name="ro2">
          <table:table-cell/>
          <table:table-cell office:value-type="string" calcext:value-type="string">
            <text:p>CBccc</text:p>
          </table:table-cell>
          <table:table-cell/>
          <table:table-cell office:value-type="string" calcext:value-type="string">
            <text:p>Branch on coprocessor condition codes</text:p>
          </table:table-cell>
        </table:table-row>
        <table:table-row table:style-name="ro2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Call and Link</text:p>
          </table:table-cell>
        </table:table-row>
        <table:table-row table:style-name="ro2">
          <table:table-cell/>
          <table:table-cell office:value-type="string" calcext:value-type="string">
            <text:p>JMPL</text:p>
          </table:table-cell>
          <table:table-cell/>
          <table:table-cell office:value-type="string" calcext:value-type="string">
            <text:p>Jump and Link</text:p>
          </table:table-cell>
        </table:table-row>
        <table:table-row table:style-name="ro2">
          <table:table-cell/>
          <table:table-cell office:value-type="string" calcext:value-type="string">
            <text:p>RETT†</text:p>
          </table:table-cell>
          <table:table-cell/>
          <table:table-cell office:value-type="string" calcext:value-type="string">
            <text:p>Return from Trap</text:p>
          </table:table-cell>
        </table:table-row>
        <table:table-row table:style-name="ro2">
          <table:table-cell/>
          <table:table-cell office:value-type="string" calcext:value-type="string">
            <text:p>Ticc </text:p>
          </table:table-cell>
          <table:table-cell/>
          <table:table-cell office:value-type="string" calcext:value-type="string">
            <text:p>Trap on integer condition codes</text:p>
          </table:table-cell>
        </table:table-row>
        <table:table-row table:style-name="ro2">
          <table:table-cell/>
          <table:table-cell office:value-type="string" calcext:value-type="string">
            <text:p>RDASR‡</text:p>
          </table:table-cell>
          <table:table-cell/>
          <table:table-cell office:value-type="string" calcext:value-type="string">
            <text:p>Read Ancillary State Register</text:p>
          </table:table-cell>
        </table:table-row>
        <table:table-row table:style-name="ro2">
          <table:table-cell/>
          <table:table-cell office:value-type="string" calcext:value-type="string">
            <text:p>RDY</text:p>
          </table:table-cell>
          <table:table-cell/>
          <table:table-cell office:value-type="string" calcext:value-type="string">
            <text:p>Read Y Register</text:p>
          </table:table-cell>
        </table:table-row>
        <table:table-row table:style-name="ro2">
          <table:table-cell/>
          <table:table-cell office:value-type="string" calcext:value-type="string">
            <text:p>RDPSR†</text:p>
          </table:table-cell>
          <table:table-cell/>
          <table:table-cell office:value-type="string" calcext:value-type="string">
            <text:p>Read Processor State Register</text:p>
          </table:table-cell>
        </table:table-row>
        <table:table-row table:style-name="ro2">
          <table:table-cell/>
          <table:table-cell office:value-type="string" calcext:value-type="string">
            <text:p>RDWIM†</text:p>
          </table:table-cell>
          <table:table-cell/>
          <table:table-cell office:value-type="string" calcext:value-type="string">
            <text:p>Read Window Invalid Mask Register</text:p>
          </table:table-cell>
        </table:table-row>
        <table:table-row table:style-name="ro2">
          <table:table-cell/>
          <table:table-cell office:value-type="string" calcext:value-type="string">
            <text:p>RDTBR†</text:p>
          </table:table-cell>
          <table:table-cell/>
          <table:table-cell office:value-type="string" calcext:value-type="string">
            <text:p>Read Trap Base Register</text:p>
          </table:table-cell>
        </table:table-row>
        <table:table-row table:style-name="ro2">
          <table:table-cell/>
          <table:table-cell office:value-type="string" calcext:value-type="string">
            <text:p>WRASR‡</text:p>
          </table:table-cell>
          <table:table-cell/>
          <table:table-cell office:value-type="string" calcext:value-type="string">
            <text:p>Write Ancillary State Register</text:p>
          </table:table-cell>
        </table:table-row>
        <table:table-row table:style-name="ro2">
          <table:table-cell/>
          <table:table-cell office:value-type="string" calcext:value-type="string">
            <text:p>WRY</text:p>
          </table:table-cell>
          <table:table-cell/>
          <table:table-cell office:value-type="string" calcext:value-type="string">
            <text:p>Write Y Register</text:p>
          </table:table-cell>
        </table:table-row>
        <table:table-row table:style-name="ro2">
          <table:table-cell/>
          <table:table-cell office:value-type="string" calcext:value-type="string">
            <text:p>WRPSR†</text:p>
          </table:table-cell>
          <table:table-cell/>
          <table:table-cell office:value-type="string" calcext:value-type="string">
            <text:p>Write Processor State Register</text:p>
          </table:table-cell>
        </table:table-row>
        <table:table-row table:style-name="ro2">
          <table:table-cell/>
          <table:table-cell office:value-type="string" calcext:value-type="string">
            <text:p>WRWIM†</text:p>
          </table:table-cell>
          <table:table-cell/>
          <table:table-cell office:value-type="string" calcext:value-type="string">
            <text:p>Write Window Invalid Mask Register</text:p>
          </table:table-cell>
        </table:table-row>
        <table:table-row table:style-name="ro2">
          <table:table-cell/>
          <table:table-cell office:value-type="string" calcext:value-type="string">
            <text:p>WRTBR† </text:p>
          </table:table-cell>
          <table:table-cell/>
          <table:table-cell office:value-type="string" calcext:value-type="string">
            <text:p>Write Trap Base Register</text:p>
          </table:table-cell>
        </table:table-row>
        <table:table-row table:style-name="ro2">
          <table:table-cell/>
          <table:table-cell office:value-type="string" calcext:value-type="string">
            <text:p>STBAR</text:p>
          </table:table-cell>
          <table:table-cell/>
          <table:table-cell office:value-type="string" calcext:value-type="string">
            <text:p>Store Barrier</text:p>
          </table:table-cell>
        </table:table-row>
        <table:table-row table:style-name="ro2">
          <table:table-cell/>
          <table:table-cell office:value-type="string" calcext:value-type="string">
            <text:p>UNIMP</text:p>
          </table:table-cell>
          <table:table-cell/>
          <table:table-cell office:value-type="string" calcext:value-type="string">
            <text:p>Unimplemented</text:p>
          </table:table-cell>
        </table:table-row>
        <table:table-row table:style-name="ro2">
          <table:table-cell/>
          <table:table-cell office:value-type="string" calcext:value-type="string">
            <text:p>FLUSH </text:p>
          </table:table-cell>
          <table:table-cell/>
          <table:table-cell office:value-type="string" calcext:value-type="string">
            <text:p>Flush Instruction Memory</text:p>
          </table:table-cell>
        </table:table-row>
        <table:table-row table:style-name="ro5">
          <table:table-cell/>
          <table:table-cell office:value-type="string" calcext:value-type="string">
            <text:p>FPop </text:p>
          </table:table-cell>
          <table:table-cell/>
          <table:table-cell office:value-type="string" calcext:value-type="string">
            <text:p>Floating-point Operate: FiTO(s,d,q), F(s,d,q)TOi,</text:p>
            <text:p><text:span text:style-name="T1">FsTOd, FsTOq, FdTOs, FdTOq, FqTOs, FqTOd,</text:span></text:p>
            <text:p><text:span text:style-name="T1">FMOVs, FNEGs, FABSs,</text:span></text:p>
            <text:p><text:span text:style-name="T1">FSQRT(s,d,q), FADD(s,d,q), FSUB(s,d,q), FMUL(s,d,q), FDIV(s,d,q),</text:span></text:p>
            <text:p><text:span text:style-name="T1">FsMULd, FdMULq,</text:span></text:p>
            <text:p><text:span text:style-name="T1">FCMP(s,d,q), FCMPE(s,d,q)</text:span></text:p>
          </table:table-cell>
        </table:table-row>
        <table:table-row table:style-name="ro2">
          <table:table-cell/>
          <table:table-cell office:value-type="string" calcext:value-type="string">
            <text:p>CPop </text:p>
          </table:table-cell>
          <table:table-cell/>
          <table:table-cell office:value-type="string" calcext:value-type="string">
            <text:p>Coprocessor Operate: implementation-dependent</text:p>
          </table:table-cell>
        </table:table-row>
        <table:table-row table:style-name="ro2" table:number-rows-repeated="104850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ormat-Info-Original" table:style-name="ta1">
        <office:forms form:automatic-focus="false" form:apply-design-mode="false"/>
        <table:table-column table:style-name="co8" table:number-columns-repeated="11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5" table:default-cell-style-name="ce11"/>
        <table:table-column table:style-name="co8" table:default-cell-style-name="ce18"/>
        <table:table-column table:style-name="co8" table:number-columns-repeated="6" table:default-cell-style-name="ce11"/>
        <table:table-row table:style-name="ro2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2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2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1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2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J3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3.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AJ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5.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6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J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J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</table:table>
      <table:table table:name="Legend" table:style-name="ta1">
        <office:forms form:automatic-focus="false" form:apply-design-mode="false"/>
        <table:table-column table:style-name="co8" table:default-cell-style-name="ce11"/>
        <table:table-column table:style-name="co16" table:default-cell-style-name="Default"/>
        <table:table-row table:style-name="ro2">
          <table:table-cell office:value-type="string" calcext:value-type="string">
            <text:p>rs1</text:p>
          </table:table-cell>
          <table:table-cell office:value-type="string" calcext:value-type="string">
            <text:p>Source register 1</text:p>
          </table:table-cell>
        </table:table-row>
        <table:table-row table:style-name="ro2">
          <table:table-cell office:value-type="string" calcext:value-type="string">
            <text:p>rs2</text:p>
          </table:table-cell>
          <table:table-cell office:value-type="string" calcext:value-type="string">
            <text:p>Source register 2</text:p>
          </table:table-cell>
        </table:table-row>
        <table:table-row table:style-name="ro2">
          <table:table-cell office:value-type="string" calcext:value-type="string">
            <text:p>rd</text:p>
          </table:table-cell>
          <table:table-cell office:value-type="string" calcext:value-type="string">
            <text:p>Destination register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disp30</text:p>
          </table:table-cell>
          <table:table-cell office:value-type="string" calcext:value-type="string">
            <text:p>30 bit displacement for CALL instruction</text:p>
          </table:table-cell>
        </table:table-row>
        <table:table-row table:style-name="ro2">
          <table:table-cell office:value-type="string" calcext:value-type="string">
            <text:p>disp22</text:p>
          </table:table-cell>
          <table:table-cell office:value-type="string" calcext:value-type="string">
            <text:p>22 bit displacement for the BRANCH instructions</text:p>
          </table:table-cell>
        </table:table-row>
        <table:table-row table:style-name="ro2">
          <table:table-cell office:value-type="string" calcext:value-type="string">
            <text:p>imm22</text:p>
          </table:table-cell>
          <table:table-cell office:value-type="string" calcext:value-type="string">
            <text:p>22 bit field used by instructions</text:p>
          </table:table-cell>
        </table:table-row>
        <table:table-row table:style-name="ro2">
          <table:table-cell office:value-type="string" calcext:value-type="string">
            <text:p>simm13</text:p>
          </table:table-cell>
          <table:table-cell office:value-type="string" calcext:value-type="string">
            <text:p>sign extended 13 bit immediate value</text:p>
          </table:table-cell>
        </table:table-row>
        <table:table-row table:style-name="ro2">
          <table:table-cell office:value-type="string" calcext:value-type="string">
            <text:p>imm</text:p>
          </table:table-cell>
          <table:table-cell office:value-type="string" calcext:value-type="string">
            <text:p>immediate value (AJIT Zbytedpos)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22 bit constant value that is ignored by the hardware and not reserved by the manufacturer</text:p>
          </table:table-cell>
        </table:table-row>
        <table:table-row table:style-name="ro2">
          <table:table-cell office:value-type="string" calcext:value-type="string">
            <text:p>asi</text:p>
          </table:table-cell>
          <table:table-cell office:value-type="string" calcext:value-type="string">
            <text:p>address space identifier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nnul bit of BRANCH instructions</text:p>
          </table:table-cell>
        </table:table-row>
        <table:table-row table:style-name="ro6">
          <table:table-cell office:value-type="string" calcext:value-type="string">
            <text:p>i</text:p>
          </table:table-cell>
          <table:table-cell office:value-type="string" calcext:value-type="string">
            <text:p>The 14<text:span text:style-name="T2">th</text:span> bit that distinguishes between register and immediate instruction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used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Not given in the ISA manual by the manufactur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opf</text:p>
          </table:table-cell>
          <table:table-cell office:value-type="string" calcext:value-type="string">
            <text:p>Floating point instruction operation code</text:p>
          </table:table-cell>
        </table:table-row>
        <table:table-row table:style-name="ro2">
          <table:table-cell office:value-type="string" calcext:value-type="string">
            <text:p>opc</text:p>
          </table:table-cell>
          <table:table-cell office:value-type="string" calcext:value-type="string">
            <text:p>Coprocessor operation cod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hift count (for shift operations)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office:value-type="string" calcext:value-type="string">
            <text:p>given</text:p>
          </table:table-cell>
          <table:table-cell office:value-type="string" calcext:value-type="string">
            <text:p>The value is given in the ISA manual by the manufacturer</text:p>
          </table:table-cell>
        </table:table-row>
        <table:table-row table:style-name="ro2">
          <table:table-cell office:value-type="string" calcext:value-type="string">
            <text:p>generate</text:p>
          </table:table-cell>
          <table:table-cell office:value-type="string" calcext:value-type="string">
            <text:p>The values are in a range specified by the instruction. They need to be generated to span the range.</text:p>
          </table:table-cell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The value is given in the ISA manual by the manufacturer. It is captured in the database and must be looked up.</text:p>
          </table:table-cell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The value is given by the programmer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2"/>
    </number:number-style>
    <number:number-style style:name="N114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00/00/0000</text:date>, <text:time style:data-style-name="N2" text:time-value="19:10:36.500634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3T21:51:26.035874415</dc:date>
    <meta:editing-duration>PT14H34M10S</meta:editing-duration>
    <meta:editing-cycles>125</meta:editing-cycles>
    <meta:generator>LibreOffice/5.1.2.2$Linux_X86_64 LibreOffice_project/10m0$Build-2</meta:generator>
    <meta:document-statistic meta:table-count="6" meta:cell-count="13227" meta:object-count="0"/>
  </office:meta>
</office:document-meta>
</file>